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Nombre de génération nécessaire</text:p>
          </table:table-cell>
          <table:table-cell table:number-columns-repeated="3"/>
          <table:table-cell office:value-type="string" calcext:value-type="string">
            <text:p>Moyenne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Ecart-Type</text:p>
          </table:table-cell>
          <table:table-cell table:number-columns-repeated="19"/>
          <table:table-cell office:value-type="string" calcext:value-type="string">
            <text:p>Variance util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5"/>
          <table:table-cell table:formula="of:=([.A2]-INDIRECT(&quot;E3&quot;))*([.A2]-INDIRECT(&quot;E3&quot;))" office:value-type="float" office:value="107429.239696" calcext:value-type="float">
            <text:p>107429,23969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  <table:table-cell table:formula="of:=AVERAGE([.A2:.A501])" office:value-type="float" office:value="321.236" calcext:value-type="float">
            <text:p>321,236</text:p>
          </table:table-cell>
          <table:table-cell table:formula="of:=SUM([.AA2:.AA501])/500" office:value-type="float" office:value="68061.692896608" calcext:value-type="float">
            <text:p>68061,692896608</text:p>
          </table:table-cell>
          <table:table-cell table:formula="of:=SQRT([.F3])" office:value-type="float" office:value="260.886360119896" calcext:value-type="float">
            <text:p>260,8863601199</text:p>
          </table:table-cell>
          <table:table-cell table:number-columns-repeated="19"/>
          <table:table-cell table:formula="of:=([.A3]-INDIRECT(&quot;E3&quot;))*([.A3]-INDIRECT(&quot;E3&quot;))" office:value-type="float" office:value="195155.431696" calcext:value-type="float">
            <text:p>195155,43169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5"/>
          <table:table-cell table:formula="of:=([.A4]-INDIRECT(&quot;E3&quot;))*([.A4]-INDIRECT(&quot;E3&quot;))" office:value-type="float" office:value="49179.271696" calcext:value-type="float">
            <text:p>49179,27169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5"/>
          <table:table-cell table:formula="of:=([.A5]-INDIRECT(&quot;E3&quot;))*([.A5]-INDIRECT(&quot;E3&quot;))" office:value-type="float" office:value="107429.239696" calcext:value-type="float">
            <text:p>107429,2396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5"/>
          <table:table-cell table:formula="of:=([.A6]-INDIRECT(&quot;E3&quot;))*([.A6]-INDIRECT(&quot;E3&quot;))" office:value-type="float" office:value="390.615696" calcext:value-type="float">
            <text:p>390,6156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5"/>
          <table:table-cell table:formula="of:=([.A7]-INDIRECT(&quot;E3&quot;))*([.A7]-INDIRECT(&quot;E3&quot;))" office:value-type="float" office:value="5510.983696" calcext:value-type="float">
            <text:p>5510,98369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5"/>
          <table:table-cell table:formula="of:=([.A8]-INDIRECT(&quot;E3&quot;))*([.A8]-INDIRECT(&quot;E3&quot;))" office:value-type="float" office:value="1661.703696" calcext:value-type="float">
            <text:p>1661,7036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5"/>
          <table:table-cell table:formula="of:=([.A9]-INDIRECT(&quot;E3&quot;))*([.A9]-INDIRECT(&quot;E3&quot;))" office:value-type="float" office:value="11186.023696" calcext:value-type="float">
            <text:p>11186,0236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10]-INDIRECT(&quot;E3&quot;))*([.A10]-INDIRECT(&quot;E3&quot;))" office:value-type="float" office:value="3628.375696" calcext:value-type="float">
            <text:p>3628,3756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5"/>
          <table:table-cell table:formula="of:=([.A11]-INDIRECT(&quot;E3&quot;))*([.A11]-INDIRECT(&quot;E3&quot;))" office:value-type="float" office:value="7527.991696" calcext:value-type="float">
            <text:p>7527,9916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5"/>
          <table:table-cell table:formula="of:=([.A12]-INDIRECT(&quot;E3&quot;))*([.A12]-INDIRECT(&quot;E3&quot;))" office:value-type="float" office:value="37544.487696" calcext:value-type="float">
            <text:p>37544,4876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5"/>
          <table:table-cell table:formula="of:=([.A13]-INDIRECT(&quot;E3&quot;))*([.A13]-INDIRECT(&quot;E3&quot;))" office:value-type="float" office:value="13979.751696" calcext:value-type="float">
            <text:p>13979,7516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  <table:table-cell table:formula="of:=([.A14]-INDIRECT(&quot;E3&quot;))*([.A14]-INDIRECT(&quot;E3&quot;))" office:value-type="float" office:value="62618.055696" calcext:value-type="float">
            <text:p>62618,0556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5"/>
          <table:table-cell table:formula="of:=([.A15]-INDIRECT(&quot;E3&quot;))*([.A15]-INDIRECT(&quot;E3&quot;))" office:value-type="float" office:value="31768.071696" calcext:value-type="float">
            <text:p>31768,07169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5"/>
          <table:table-cell table:formula="of:=([.A16]-INDIRECT(&quot;E3&quot;))*([.A16]-INDIRECT(&quot;E3&quot;))" office:value-type="float" office:value="142705.639696" calcext:value-type="float">
            <text:p>142705,63969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5"/>
          <table:table-cell table:formula="of:=([.A17]-INDIRECT(&quot;E3&quot;))*([.A17]-INDIRECT(&quot;E3&quot;))" office:value-type="float" office:value="94104.151696" calcext:value-type="float">
            <text:p>94104,15169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5"/>
          <table:table-cell table:formula="of:=([.A18]-INDIRECT(&quot;E3&quot;))*([.A18]-INDIRECT(&quot;E3&quot;))" office:value-type="float" office:value="72772.615696" calcext:value-type="float">
            <text:p>72772,6156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5"/>
          <table:table-cell table:formula="of:=([.A19]-INDIRECT(&quot;E3&quot;))*([.A19]-INDIRECT(&quot;E3&quot;))" office:value-type="float" office:value="6849.879696" calcext:value-type="float">
            <text:p>6849,8796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5"/>
          <table:table-cell table:formula="of:=([.A20]-INDIRECT(&quot;E3&quot;))*([.A20]-INDIRECT(&quot;E3&quot;))" office:value-type="float" office:value="885.895696000001" calcext:value-type="float">
            <text:p>885,89569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5"/>
          <table:table-cell table:formula="of:=([.A21]-INDIRECT(&quot;E3&quot;))*([.A21]-INDIRECT(&quot;E3&quot;))" office:value-type="float" office:value="3692.263696" calcext:value-type="float">
            <text:p>3692,2636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5"/>
          <table:table-cell table:formula="of:=([.A22]-INDIRECT(&quot;E3&quot;))*([.A22]-INDIRECT(&quot;E3&quot;))" office:value-type="float" office:value="3508.903696" calcext:value-type="float">
            <text:p>3508,9036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5"/>
          <table:table-cell table:formula="of:=([.A23]-INDIRECT(&quot;E3&quot;))*([.A23]-INDIRECT(&quot;E3&quot;))" office:value-type="float" office:value="14.1676960000001" calcext:value-type="float">
            <text:p>14,1676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5"/>
          <table:table-cell table:formula="of:=([.A24]-INDIRECT(&quot;E3&quot;))*([.A24]-INDIRECT(&quot;E3&quot;))" office:value-type="float" office:value="18288.775696" calcext:value-type="float">
            <text:p>18288,7756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5"/>
          <table:table-cell table:formula="of:=([.A25]-INDIRECT(&quot;E3&quot;))*([.A25]-INDIRECT(&quot;E3&quot;))" office:value-type="float" office:value="15816.583696" calcext:value-type="float">
            <text:p>15816,58369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5"/>
          <table:table-cell table:formula="of:=([.A26]-INDIRECT(&quot;E3&quot;))*([.A26]-INDIRECT(&quot;E3&quot;))" office:value-type="float" office:value="40306.183696" calcext:value-type="float">
            <text:p>40306,183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27]-INDIRECT(&quot;E3&quot;))*([.A27]-INDIRECT(&quot;E3&quot;))" office:value-type="float" office:value="6599.287696" calcext:value-type="float">
            <text:p>6599,2876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5"/>
          <table:table-cell table:formula="of:=([.A28]-INDIRECT(&quot;E3&quot;))*([.A28]-INDIRECT(&quot;E3&quot;))" office:value-type="float" office:value="22570.855696" calcext:value-type="float">
            <text:p>22570,85569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5"/>
          <table:table-cell table:formula="of:=([.A29]-INDIRECT(&quot;E3&quot;))*([.A29]-INDIRECT(&quot;E3&quot;))" office:value-type="float" office:value="151915.975696" calcext:value-type="float">
            <text:p>151915,9756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5"/>
          <table:table-cell table:formula="of:=([.A30]-INDIRECT(&quot;E3&quot;))*([.A30]-INDIRECT(&quot;E3&quot;))" office:value-type="float" office:value="202.663696" calcext:value-type="float">
            <text:p>202,66369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5"/>
          <table:table-cell table:formula="of:=([.A31]-INDIRECT(&quot;E3&quot;))*([.A31]-INDIRECT(&quot;E3&quot;))" office:value-type="float" office:value="101610.487696" calcext:value-type="float">
            <text:p>101610,4876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5"/>
          <table:table-cell table:formula="of:=([.A32]-INDIRECT(&quot;E3&quot;))*([.A32]-INDIRECT(&quot;E3&quot;))" office:value-type="float" office:value="2576.983696" calcext:value-type="float">
            <text:p>2576,983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5"/>
          <table:table-cell table:formula="of:=([.A33]-INDIRECT(&quot;E3&quot;))*([.A33]-INDIRECT(&quot;E3&quot;))" office:value-type="float" office:value="25997.047696" calcext:value-type="float">
            <text:p>25997,04769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5"/>
          <table:table-cell table:formula="of:=([.A34]-INDIRECT(&quot;E3&quot;))*([.A34]-INDIRECT(&quot;E3&quot;))" office:value-type="float" office:value="28144.759696" calcext:value-type="float">
            <text:p>28144,7596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5"/>
          <table:table-cell table:formula="of:=([.A35]-INDIRECT(&quot;E3&quot;))*([.A35]-INDIRECT(&quot;E3&quot;))" office:value-type="float" office:value="17222.887696" calcext:value-type="float">
            <text:p>17222,887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5"/>
          <table:table-cell table:formula="of:=([.A36]-INDIRECT(&quot;E3&quot;))*([.A36]-INDIRECT(&quot;E3&quot;))" office:value-type="float" office:value="77709.367696" calcext:value-type="float">
            <text:p>77709,36769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5"/>
          <table:table-cell table:formula="of:=([.A37]-INDIRECT(&quot;E3&quot;))*([.A37]-INDIRECT(&quot;E3&quot;))" office:value-type="float" office:value="91061.511696" calcext:value-type="float">
            <text:p>91061,5116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38]-INDIRECT(&quot;E3&quot;))*([.A38]-INDIRECT(&quot;E3&quot;))" office:value-type="float" office:value="9261.367696" calcext:value-type="float">
            <text:p>9261,3676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5"/>
          <table:table-cell table:formula="of:=([.A39]-INDIRECT(&quot;E3&quot;))*([.A39]-INDIRECT(&quot;E3&quot;))" office:value-type="float" office:value="17486.359696" calcext:value-type="float">
            <text:p>17486,3596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5"/>
          <table:table-cell table:formula="of:=([.A40]-INDIRECT(&quot;E3&quot;))*([.A40]-INDIRECT(&quot;E3&quot;))" office:value-type="float" office:value="10153.383696" calcext:value-type="float">
            <text:p>10153,38369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5"/>
          <table:table-cell table:formula="of:=([.A41]-INDIRECT(&quot;E3&quot;))*([.A41]-INDIRECT(&quot;E3&quot;))" office:value-type="float" office:value="1241.575696" calcext:value-type="float">
            <text:p>1241,5756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5"/>
          <table:table-cell table:formula="of:=([.A42]-INDIRECT(&quot;E3&quot;))*([.A42]-INDIRECT(&quot;E3&quot;))" office:value-type="float" office:value="38902.039696" calcext:value-type="float">
            <text:p>38902,0396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5"/>
          <table:table-cell table:formula="of:=([.A43]-INDIRECT(&quot;E3&quot;))*([.A43]-INDIRECT(&quot;E3&quot;))" office:value-type="float" office:value="3628.375696" calcext:value-type="float">
            <text:p>3628,3756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5"/>
          <table:table-cell table:formula="of:=([.A44]-INDIRECT(&quot;E3&quot;))*([.A44]-INDIRECT(&quot;E3&quot;))" office:value-type="float" office:value="431.143696" calcext:value-type="float">
            <text:p>431,1436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5"/>
          <table:table-cell table:formula="of:=([.A45]-INDIRECT(&quot;E3&quot;))*([.A45]-INDIRECT(&quot;E3&quot;))" office:value-type="float" office:value="0.0556959999999953" calcext:value-type="float">
            <text:p>0,0556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5"/>
          <table:table-cell table:formula="of:=([.A46]-INDIRECT(&quot;E3&quot;))*([.A46]-INDIRECT(&quot;E3&quot;))" office:value-type="float" office:value="33942.903696" calcext:value-type="float">
            <text:p>33942,9036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5"/>
          <table:table-cell table:formula="of:=([.A47]-INDIRECT(&quot;E3&quot;))*([.A47]-INDIRECT(&quot;E3&quot;))" office:value-type="float" office:value="19109.191696" calcext:value-type="float">
            <text:p>19109,1916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5"/>
          <table:table-cell table:formula="of:=([.A48]-INDIRECT(&quot;E3&quot;))*([.A48]-INDIRECT(&quot;E3&quot;))" office:value-type="float" office:value="21539.671696" calcext:value-type="float">
            <text:p>21539,67169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5"/>
          <table:table-cell table:formula="of:=([.A49]-INDIRECT(&quot;E3&quot;))*([.A49]-INDIRECT(&quot;E3&quot;))" office:value-type="float" office:value="2941.543696" calcext:value-type="float">
            <text:p>2941,5436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5"/>
          <table:table-cell table:formula="of:=([.A50]-INDIRECT(&quot;E3&quot;))*([.A50]-INDIRECT(&quot;E3&quot;))" office:value-type="float" office:value="25997.047696" calcext:value-type="float">
            <text:p>25997,04769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5"/>
          <table:table-cell table:formula="of:=([.A51]-INDIRECT(&quot;E3&quot;))*([.A51]-INDIRECT(&quot;E3&quot;))" office:value-type="float" office:value="36773.431696" calcext:value-type="float">
            <text:p>36773,43169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5"/>
          <table:table-cell table:formula="of:=([.A52]-INDIRECT(&quot;E3&quot;))*([.A52]-INDIRECT(&quot;E3&quot;))" office:value-type="float" office:value="195155.431696" calcext:value-type="float">
            <text:p>195155,4316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5"/>
          <table:table-cell table:formula="of:=([.A53]-INDIRECT(&quot;E3&quot;))*([.A53]-INDIRECT(&quot;E3&quot;))" office:value-type="float" office:value="17486.359696" calcext:value-type="float">
            <text:p>17486,3596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5"/>
          <table:table-cell table:formula="of:=([.A54]-INDIRECT(&quot;E3&quot;))*([.A54]-INDIRECT(&quot;E3&quot;))" office:value-type="float" office:value="14941.639696" calcext:value-type="float">
            <text:p>14941,6396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5"/>
          <table:table-cell table:formula="of:=([.A55]-INDIRECT(&quot;E3&quot;))*([.A55]-INDIRECT(&quot;E3&quot;))" office:value-type="float" office:value="16701.943696" calcext:value-type="float">
            <text:p>16701,9436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5"/>
          <table:table-cell table:formula="of:=([.A56]-INDIRECT(&quot;E3&quot;))*([.A56]-INDIRECT(&quot;E3&quot;))" office:value-type="float" office:value="121636.327696" calcext:value-type="float">
            <text:p>121636,3276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5"/>
          <table:table-cell table:formula="of:=([.A57]-INDIRECT(&quot;E3&quot;))*([.A57]-INDIRECT(&quot;E3&quot;))" office:value-type="float" office:value="26320.519696" calcext:value-type="float">
            <text:p>26320,5196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5"/>
          <table:table-cell table:formula="of:=([.A58]-INDIRECT(&quot;E3&quot;))*([.A58]-INDIRECT(&quot;E3&quot;))" office:value-type="float" office:value="11715.031696" calcext:value-type="float">
            <text:p>11715,031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5"/>
          <table:table-cell table:formula="of:=([.A59]-INDIRECT(&quot;E3&quot;))*([.A59]-INDIRECT(&quot;E3&quot;))" office:value-type="float" office:value="22271.383696" calcext:value-type="float">
            <text:p>22271,38369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5"/>
          <table:table-cell table:formula="of:=([.A60]-INDIRECT(&quot;E3&quot;))*([.A60]-INDIRECT(&quot;E3&quot;))" office:value-type="float" office:value="1008.951696" calcext:value-type="float">
            <text:p>1008,9516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5"/>
          <table:table-cell table:formula="of:=([.A61]-INDIRECT(&quot;E3&quot;))*([.A61]-INDIRECT(&quot;E3&quot;))" office:value-type="float" office:value="25356.103696" calcext:value-type="float">
            <text:p>25356,10369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5"/>
          <table:table-cell table:formula="of:=([.A62]-INDIRECT(&quot;E3&quot;))*([.A62]-INDIRECT(&quot;E3&quot;))" office:value-type="float" office:value="212303.463696" calcext:value-type="float">
            <text:p>212303,46369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5"/>
          <table:table-cell table:formula="of:=([.A63]-INDIRECT(&quot;E3&quot;))*([.A63]-INDIRECT(&quot;E3&quot;))" office:value-type="float" office:value="162.919696" calcext:value-type="float">
            <text:p>162,9196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5"/>
          <table:table-cell table:formula="of:=([.A64]-INDIRECT(&quot;E3&quot;))*([.A64]-INDIRECT(&quot;E3&quot;))" office:value-type="float" office:value="32125.543696" calcext:value-type="float">
            <text:p>32125,5436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5"/>
          <table:table-cell table:formula="of:=([.A65]-INDIRECT(&quot;E3&quot;))*([.A65]-INDIRECT(&quot;E3&quot;))" office:value-type="float" office:value="15070.999696" calcext:value-type="float">
            <text:p>15070,9996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5"/>
          <table:table-cell table:formula="of:=([.A66]-INDIRECT(&quot;E3&quot;))*([.A66]-INDIRECT(&quot;E3&quot;))" office:value-type="float" office:value="16961.415696" calcext:value-type="float">
            <text:p>16961,41569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5"/>
          <table:table-cell table:formula="of:=([.A67]-INDIRECT(&quot;E3&quot;))*([.A67]-INDIRECT(&quot;E3&quot;))" office:value-type="float" office:value="14583.943696" calcext:value-type="float">
            <text:p>14583,9436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5"/>
          <table:table-cell table:formula="of:=([.A68]-INDIRECT(&quot;E3&quot;))*([.A68]-INDIRECT(&quot;E3&quot;))" office:value-type="float" office:value="67.8316959999998" calcext:value-type="float">
            <text:p>67,83169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5"/>
          <table:table-cell table:formula="of:=([.A69]-INDIRECT(&quot;E3&quot;))*([.A69]-INDIRECT(&quot;E3&quot;))" office:value-type="float" office:value="320088.903696" calcext:value-type="float">
            <text:p>320088,9036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5"/>
          <table:table-cell table:formula="of:=([.A70]-INDIRECT(&quot;E3&quot;))*([.A70]-INDIRECT(&quot;E3&quot;))" office:value-type="float" office:value="16188.999696" calcext:value-type="float">
            <text:p>16188,9996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5"/>
          <table:table-cell table:formula="of:=([.A71]-INDIRECT(&quot;E3&quot;))*([.A71]-INDIRECT(&quot;E3&quot;))" office:value-type="float" office:value="22.6956960000001" calcext:value-type="float">
            <text:p>22,69569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5"/>
          <table:table-cell table:formula="of:=([.A72]-INDIRECT(&quot;E3&quot;))*([.A72]-INDIRECT(&quot;E3&quot;))" office:value-type="float" office:value="639622.455696" calcext:value-type="float">
            <text:p>639622,4556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5"/>
          <table:table-cell table:formula="of:=([.A73]-INDIRECT(&quot;E3&quot;))*([.A73]-INDIRECT(&quot;E3&quot;))" office:value-type="float" office:value="2046.295696" calcext:value-type="float">
            <text:p>2046,2956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5"/>
          <table:table-cell table:formula="of:=([.A74]-INDIRECT(&quot;E3&quot;))*([.A74]-INDIRECT(&quot;E3&quot;))" office:value-type="float" office:value="37933.015696" calcext:value-type="float">
            <text:p>37933,0156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5"/>
          <table:table-cell table:formula="of:=([.A75]-INDIRECT(&quot;E3&quot;))*([.A75]-INDIRECT(&quot;E3&quot;))" office:value-type="float" office:value="5150.071696" calcext:value-type="float">
            <text:p>5150,0716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5"/>
          <table:table-cell table:formula="of:=([.A76]-INDIRECT(&quot;E3&quot;))*([.A76]-INDIRECT(&quot;E3&quot;))" office:value-type="float" office:value="27.4156959999999" calcext:value-type="float">
            <text:p>27,4156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5"/>
          <table:table-cell table:formula="of:=([.A77]-INDIRECT(&quot;E3&quot;))*([.A77]-INDIRECT(&quot;E3&quot;))" office:value-type="float" office:value="797.271695999999" calcext:value-type="float">
            <text:p>797,2716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  <table:table-cell table:formula="of:=([.A78]-INDIRECT(&quot;E3&quot;))*([.A78]-INDIRECT(&quot;E3&quot;))" office:value-type="float" office:value="14698.167696" calcext:value-type="float">
            <text:p>14698,167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79]-INDIRECT(&quot;E3&quot;))*([.A79]-INDIRECT(&quot;E3&quot;))" office:value-type="float" office:value="73027.495696" calcext:value-type="float">
            <text:p>73027,495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80]-INDIRECT(&quot;E3&quot;))*([.A80]-INDIRECT(&quot;E3&quot;))" office:value-type="float" office:value="73027.495696" calcext:value-type="float">
            <text:p>73027,4956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5"/>
          <table:table-cell table:formula="of:=([.A81]-INDIRECT(&quot;E3&quot;))*([.A81]-INDIRECT(&quot;E3&quot;))" office:value-type="float" office:value="3873.319696" calcext:value-type="float">
            <text:p>3873,3196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5"/>
          <table:table-cell table:formula="of:=([.A82]-INDIRECT(&quot;E3&quot;))*([.A82]-INDIRECT(&quot;E3&quot;))" office:value-type="float" office:value="16444.471696" calcext:value-type="float">
            <text:p>16444,4716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5"/>
          <table:table-cell table:formula="of:=([.A83]-INDIRECT(&quot;E3&quot;))*([.A83]-INDIRECT(&quot;E3&quot;))" office:value-type="float" office:value="21834.199696" calcext:value-type="float">
            <text:p>21834,1996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5"/>
          <table:table-cell table:formula="of:=([.A84]-INDIRECT(&quot;E3&quot;))*([.A84]-INDIRECT(&quot;E3&quot;))" office:value-type="float" office:value="26320.519696" calcext:value-type="float">
            <text:p>26320,5196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5"/>
          <table:table-cell table:formula="of:=([.A85]-INDIRECT(&quot;E3&quot;))*([.A85]-INDIRECT(&quot;E3&quot;))" office:value-type="float" office:value="2576.983696" calcext:value-type="float">
            <text:p>2576,983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5"/>
          <table:table-cell table:formula="of:=([.A86]-INDIRECT(&quot;E3&quot;))*([.A86]-INDIRECT(&quot;E3&quot;))" office:value-type="float" office:value="22271.383696" calcext:value-type="float">
            <text:p>22271,3836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5"/>
          <table:table-cell table:formula="of:=([.A87]-INDIRECT(&quot;E3&quot;))*([.A87]-INDIRECT(&quot;E3&quot;))" office:value-type="float" office:value="3391.431696" calcext:value-type="float">
            <text:p>3391,43169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5"/>
          <table:table-cell table:formula="of:=([.A88]-INDIRECT(&quot;E3&quot;))*([.A88]-INDIRECT(&quot;E3&quot;))" office:value-type="float" office:value="1073.479696" calcext:value-type="float">
            <text:p>1073,4796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  <table:table-cell table:formula="of:=([.A89]-INDIRECT(&quot;E3&quot;))*([.A89]-INDIRECT(&quot;E3&quot;))" office:value-type="float" office:value="74657.911696" calcext:value-type="float">
            <text:p>74657,91169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5"/>
          <table:table-cell table:formula="of:=([.A90]-INDIRECT(&quot;E3&quot;))*([.A90]-INDIRECT(&quot;E3&quot;))" office:value-type="float" office:value="36010.375696" calcext:value-type="float">
            <text:p>36010,3756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5"/>
          <table:table-cell table:formula="of:=([.A91]-INDIRECT(&quot;E3&quot;))*([.A91]-INDIRECT(&quot;E3&quot;))" office:value-type="float" office:value="2281.399696" calcext:value-type="float">
            <text:p>2281,3996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5"/>
          <table:table-cell table:formula="of:=([.A92]-INDIRECT(&quot;E3&quot;))*([.A92]-INDIRECT(&quot;E3&quot;))" office:value-type="float" office:value="11398.551696" calcext:value-type="float">
            <text:p>11398,55169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5"/>
          <table:table-cell table:formula="of:=([.A93]-INDIRECT(&quot;E3&quot;))*([.A93]-INDIRECT(&quot;E3&quot;))" office:value-type="float" office:value="98447.847696" calcext:value-type="float">
            <text:p>98447,84769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5"/>
          <table:table-cell table:formula="of:=([.A94]-INDIRECT(&quot;E3&quot;))*([.A94]-INDIRECT(&quot;E3&quot;))" office:value-type="float" office:value="44421.463696" calcext:value-type="float">
            <text:p>44421,46369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5"/>
          <table:table-cell table:formula="of:=([.A95]-INDIRECT(&quot;E3&quot;))*([.A95]-INDIRECT(&quot;E3&quot;))" office:value-type="float" office:value="42338.823696" calcext:value-type="float">
            <text:p>42338,8236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5"/>
          <table:table-cell table:formula="of:=([.A96]-INDIRECT(&quot;E3&quot;))*([.A96]-INDIRECT(&quot;E3&quot;))" office:value-type="float" office:value="5150.071696" calcext:value-type="float">
            <text:p>5150,07169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5"/>
          <table:table-cell table:formula="of:=([.A97]-INDIRECT(&quot;E3&quot;))*([.A97]-INDIRECT(&quot;E3&quot;))" office:value-type="float" office:value="344291.991696" calcext:value-type="float">
            <text:p>344291,9916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5"/>
          <table:table-cell table:formula="of:=([.A98]-INDIRECT(&quot;E3&quot;))*([.A98]-INDIRECT(&quot;E3&quot;))" office:value-type="float" office:value="37727.623696" calcext:value-type="float">
            <text:p>37727,6236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5"/>
          <table:table-cell table:formula="of:=([.A99]-INDIRECT(&quot;E3&quot;))*([.A99]-INDIRECT(&quot;E3&quot;))" office:value-type="float" office:value="3873.319696" calcext:value-type="float">
            <text:p>3873,31969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5"/>
          <table:table-cell table:formula="of:=([.A100]-INDIRECT(&quot;E3&quot;))*([.A100]-INDIRECT(&quot;E3&quot;))" office:value-type="float" office:value="2890.567696" calcext:value-type="float">
            <text:p>2890,567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101]-INDIRECT(&quot;E3&quot;))*([.A101]-INDIRECT(&quot;E3&quot;))" office:value-type="float" office:value="59651.223696" calcext:value-type="float">
            <text:p>59651,2236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5"/>
          <table:table-cell table:formula="of:=([.A102]-INDIRECT(&quot;E3&quot;))*([.A102]-INDIRECT(&quot;E3&quot;))" office:value-type="float" office:value="3162.487696" calcext:value-type="float">
            <text:p>3162,4876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5"/>
          <table:table-cell table:formula="of:=([.A103]-INDIRECT(&quot;E3&quot;))*([.A103]-INDIRECT(&quot;E3&quot;))" office:value-type="float" office:value="37727.623696" calcext:value-type="float">
            <text:p>37727,6236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5"/>
          <table:table-cell table:formula="of:=([.A104]-INDIRECT(&quot;E3&quot;))*([.A104]-INDIRECT(&quot;E3&quot;))" office:value-type="float" office:value="40495.927696" calcext:value-type="float">
            <text:p>40495,927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  <table:table-cell table:formula="of:=([.A105]-INDIRECT(&quot;E3&quot;))*([.A105]-INDIRECT(&quot;E3&quot;))" office:value-type="float" office:value="86574.823696" calcext:value-type="float">
            <text:p>86574,823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  <table:table-cell table:formula="of:=([.A106]-INDIRECT(&quot;E3&quot;))*([.A106]-INDIRECT(&quot;E3&quot;))" office:value-type="float" office:value="86574.823696" calcext:value-type="float">
            <text:p>86574,823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  <table:table-cell table:formula="of:=([.A107]-INDIRECT(&quot;E3&quot;))*([.A107]-INDIRECT(&quot;E3&quot;))" office:value-type="float" office:value="86574.823696" calcext:value-type="float">
            <text:p>86574,823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  <table:table-cell table:formula="of:=([.A108]-INDIRECT(&quot;E3&quot;))*([.A108]-INDIRECT(&quot;E3&quot;))" office:value-type="float" office:value="86574.823696" calcext:value-type="float">
            <text:p>86574,82369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5"/>
          <table:table-cell table:formula="of:=([.A109]-INDIRECT(&quot;E3&quot;))*([.A109]-INDIRECT(&quot;E3&quot;))" office:value-type="float" office:value="220678.215696" calcext:value-type="float">
            <text:p>220678,21569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5"/>
          <table:table-cell table:formula="of:=([.A110]-INDIRECT(&quot;E3&quot;))*([.A110]-INDIRECT(&quot;E3&quot;))" office:value-type="float" office:value="2890.567696" calcext:value-type="float">
            <text:p>2890,5676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5"/>
          <table:table-cell table:formula="of:=([.A111]-INDIRECT(&quot;E3&quot;))*([.A111]-INDIRECT(&quot;E3&quot;))" office:value-type="float" office:value="12822.391696" calcext:value-type="float">
            <text:p>12822,391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112]-INDIRECT(&quot;E3&quot;))*([.A112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113]-INDIRECT(&quot;E3&quot;))*([.A113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114]-INDIRECT(&quot;E3&quot;))*([.A114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5"/>
          <table:table-cell table:formula="of:=([.A115]-INDIRECT(&quot;E3&quot;))*([.A115]-INDIRECT(&quot;E3&quot;))" office:value-type="float" office:value="41712.343696" calcext:value-type="float">
            <text:p>41712,3436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5"/>
          <table:table-cell table:formula="of:=([.A116]-INDIRECT(&quot;E3&quot;))*([.A116]-INDIRECT(&quot;E3&quot;))" office:value-type="float" office:value="41712.343696" calcext:value-type="float">
            <text:p>41712,34369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5"/>
          <table:table-cell table:formula="of:=([.A117]-INDIRECT(&quot;E3&quot;))*([.A117]-INDIRECT(&quot;E3&quot;))" office:value-type="float" office:value="312217.207696" calcext:value-type="float">
            <text:p>312217,207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  <table:table-cell table:formula="of:=([.A118]-INDIRECT(&quot;E3&quot;))*([.A118]-INDIRECT(&quot;E3&quot;))" office:value-type="float" office:value="76306.327696" calcext:value-type="float">
            <text:p>76306,327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  <table:table-cell table:formula="of:=([.A119]-INDIRECT(&quot;E3&quot;))*([.A119]-INDIRECT(&quot;E3&quot;))" office:value-type="float" office:value="76306.327696" calcext:value-type="float">
            <text:p>76306,327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  <table:table-cell table:formula="of:=([.A120]-INDIRECT(&quot;E3&quot;))*([.A120]-INDIRECT(&quot;E3&quot;))" office:value-type="float" office:value="76306.327696" calcext:value-type="float">
            <text:p>76306,3276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5"/>
          <table:table-cell table:formula="of:=([.A121]-INDIRECT(&quot;E3&quot;))*([.A121]-INDIRECT(&quot;E3&quot;))" office:value-type="float" office:value="3162.487696" calcext:value-type="float">
            <text:p>3162,4876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5"/>
          <table:table-cell table:formula="of:=([.A122]-INDIRECT(&quot;E3&quot;))*([.A122]-INDIRECT(&quot;E3&quot;))" office:value-type="float" office:value="45.7516960000001" calcext:value-type="float">
            <text:p>45,7516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5"/>
          <table:table-cell table:formula="of:=([.A123]-INDIRECT(&quot;E3&quot;))*([.A123]-INDIRECT(&quot;E3&quot;))" office:value-type="float" office:value="423493.783696" calcext:value-type="float">
            <text:p>423493,7836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5"/>
          <table:table-cell table:formula="of:=([.A124]-INDIRECT(&quot;E3&quot;))*([.A124]-INDIRECT(&quot;E3&quot;))" office:value-type="float" office:value="46326.535696" calcext:value-type="float">
            <text:p>46326,5356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5"/>
          <table:table-cell table:formula="of:=([.A125]-INDIRECT(&quot;E3&quot;))*([.A125]-INDIRECT(&quot;E3&quot;))" office:value-type="float" office:value="46326.535696" calcext:value-type="float">
            <text:p>46326,53569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5"/>
          <table:table-cell table:formula="of:=([.A126]-INDIRECT(&quot;E3&quot;))*([.A126]-INDIRECT(&quot;E3&quot;))" office:value-type="float" office:value="130873.191696" calcext:value-type="float">
            <text:p>130873,19169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5"/>
          <table:table-cell table:formula="of:=([.A127]-INDIRECT(&quot;E3&quot;))*([.A127]-INDIRECT(&quot;E3&quot;))" office:value-type="float" office:value="4728.487696" calcext:value-type="float">
            <text:p>4728,48769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5"/>
          <table:table-cell table:formula="of:=([.A128]-INDIRECT(&quot;E3&quot;))*([.A128]-INDIRECT(&quot;E3&quot;))" office:value-type="float" office:value="13170.775696" calcext:value-type="float">
            <text:p>13170,77569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5"/>
          <table:table-cell table:formula="of:=([.A129]-INDIRECT(&quot;E3&quot;))*([.A129]-INDIRECT(&quot;E3&quot;))" office:value-type="float" office:value="119552.743696" calcext:value-type="float">
            <text:p>119552,74369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5"/>
          <table:table-cell table:formula="of:=([.A130]-INDIRECT(&quot;E3&quot;))*([.A130]-INDIRECT(&quot;E3&quot;))" office:value-type="float" office:value="48736.743696" calcext:value-type="float">
            <text:p>48736,7436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5"/>
          <table:table-cell table:formula="of:=([.A131]-INDIRECT(&quot;E3&quot;))*([.A131]-INDIRECT(&quot;E3&quot;))" office:value-type="float" office:value="15935.527696" calcext:value-type="float">
            <text:p>15935,52769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5"/>
          <table:table-cell table:formula="of:=([.A132]-INDIRECT(&quot;E3&quot;))*([.A132]-INDIRECT(&quot;E3&quot;))" office:value-type="float" office:value="196926.487696" calcext:value-type="float">
            <text:p>196926,4876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5"/>
          <table:table-cell table:formula="of:=([.A133]-INDIRECT(&quot;E3&quot;))*([.A133]-INDIRECT(&quot;E3&quot;))" office:value-type="float" office:value="106122.183696" calcext:value-type="float">
            <text:p>106122,1836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5"/>
          <table:table-cell table:formula="of:=([.A134]-INDIRECT(&quot;E3&quot;))*([.A134]-INDIRECT(&quot;E3&quot;))" office:value-type="float" office:value="0.583696000000015" calcext:value-type="float">
            <text:p>0,5836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5"/>
          <table:table-cell table:formula="of:=([.A135]-INDIRECT(&quot;E3&quot;))*([.A135]-INDIRECT(&quot;E3&quot;))" office:value-type="float" office:value="34683.847696" calcext:value-type="float">
            <text:p>34683,8476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5"/>
          <table:table-cell table:formula="of:=([.A136]-INDIRECT(&quot;E3&quot;))*([.A136]-INDIRECT(&quot;E3&quot;))" office:value-type="float" office:value="20381.559696" calcext:value-type="float">
            <text:p>20381,5596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5"/>
          <table:table-cell table:formula="of:=([.A137]-INDIRECT(&quot;E3&quot;))*([.A137]-INDIRECT(&quot;E3&quot;))" office:value-type="float" office:value="26492.119696" calcext:value-type="float">
            <text:p>26492,11969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5"/>
          <table:table-cell table:formula="of:=([.A138]-INDIRECT(&quot;E3&quot;))*([.A138]-INDIRECT(&quot;E3&quot;))" office:value-type="float" office:value="91061.511696" calcext:value-type="float">
            <text:p>91061,5116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5"/>
          <table:table-cell table:formula="of:=([.A139]-INDIRECT(&quot;E3&quot;))*([.A139]-INDIRECT(&quot;E3&quot;))" office:value-type="float" office:value="11932.503696" calcext:value-type="float">
            <text:p>11932,5036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140]-INDIRECT(&quot;E3&quot;))*([.A140]-INDIRECT(&quot;E3&quot;))" office:value-type="float" office:value="1386.519696" calcext:value-type="float">
            <text:p>1386,5196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5"/>
          <table:table-cell table:formula="of:=([.A141]-INDIRECT(&quot;E3&quot;))*([.A141]-INDIRECT(&quot;E3&quot;))" office:value-type="float" office:value="975.687695999999" calcext:value-type="float">
            <text:p>975,6876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142]-INDIRECT(&quot;E3&quot;))*([.A142]-INDIRECT(&quot;E3&quot;))" office:value-type="float" office:value="1869.351696" calcext:value-type="float">
            <text:p>1869,35169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5"/>
          <table:table-cell table:formula="of:=([.A143]-INDIRECT(&quot;E3&quot;))*([.A143]-INDIRECT(&quot;E3&quot;))" office:value-type="float" office:value="28144.759696" calcext:value-type="float">
            <text:p>28144,7596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5"/>
          <table:table-cell table:formula="of:=([.A144]-INDIRECT(&quot;E3&quot;))*([.A144]-INDIRECT(&quot;E3&quot;))" office:value-type="float" office:value="14.1676960000001" calcext:value-type="float">
            <text:p>14,16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  <table:table-cell table:formula="of:=([.A145]-INDIRECT(&quot;E3&quot;))*([.A145]-INDIRECT(&quot;E3&quot;))" office:value-type="float" office:value="84818.407696" calcext:value-type="float">
            <text:p>84818,40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  <table:table-cell table:formula="of:=([.A146]-INDIRECT(&quot;E3&quot;))*([.A146]-INDIRECT(&quot;E3&quot;))" office:value-type="float" office:value="84818.407696" calcext:value-type="float">
            <text:p>84818,40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  <table:table-cell table:formula="of:=([.A147]-INDIRECT(&quot;E3&quot;))*([.A147]-INDIRECT(&quot;E3&quot;))" office:value-type="float" office:value="84818.407696" calcext:value-type="float">
            <text:p>84818,4076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5"/>
          <table:table-cell table:formula="of:=([.A148]-INDIRECT(&quot;E3&quot;))*([.A148]-INDIRECT(&quot;E3&quot;))" office:value-type="float" office:value="2231.239696" calcext:value-type="float">
            <text:p>2231,2396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5"/>
          <table:table-cell table:formula="of:=([.A149]-INDIRECT(&quot;E3&quot;))*([.A149]-INDIRECT(&quot;E3&quot;))" office:value-type="float" office:value="456656.983696" calcext:value-type="float">
            <text:p>456656,9836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  <table:table-cell table:formula="of:=([.A150]-INDIRECT(&quot;E3&quot;))*([.A150]-INDIRECT(&quot;E3&quot;))" office:value-type="float" office:value="54866.503696" calcext:value-type="float">
            <text:p>54866,5036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  <table:table-cell table:formula="of:=([.A151]-INDIRECT(&quot;E3&quot;))*([.A151]-INDIRECT(&quot;E3&quot;))" office:value-type="float" office:value="54866.503696" calcext:value-type="float">
            <text:p>54866,50369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5"/>
          <table:table-cell table:formula="of:=([.A152]-INDIRECT(&quot;E3&quot;))*([.A152]-INDIRECT(&quot;E3&quot;))" office:value-type="float" office:value="102889.543696" calcext:value-type="float">
            <text:p>102889,5436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5"/>
          <table:table-cell table:formula="of:=([.A153]-INDIRECT(&quot;E3&quot;))*([.A153]-INDIRECT(&quot;E3&quot;))" office:value-type="float" office:value="45044.119696" calcext:value-type="float">
            <text:p>45044,1196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5"/>
          <table:table-cell table:formula="of:=([.A154]-INDIRECT(&quot;E3&quot;))*([.A154]-INDIRECT(&quot;E3&quot;))" office:value-type="float" office:value="33038.151696" calcext:value-type="float">
            <text:p>33038,1516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5"/>
          <table:table-cell table:formula="of:=([.A155]-INDIRECT(&quot;E3&quot;))*([.A155]-INDIRECT(&quot;E3&quot;))" office:value-type="float" office:value="8880.423696" calcext:value-type="float">
            <text:p>8880,42369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5"/>
          <table:table-cell table:formula="of:=([.A156]-INDIRECT(&quot;E3&quot;))*([.A156]-INDIRECT(&quot;E3&quot;))" office:value-type="float" office:value="550213.831696" calcext:value-type="float">
            <text:p>550213,8316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5"/>
          <table:table-cell table:formula="of:=([.A157]-INDIRECT(&quot;E3&quot;))*([.A157]-INDIRECT(&quot;E3&quot;))" office:value-type="float" office:value="28980.295696" calcext:value-type="float">
            <text:p>28980,29569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5"/>
          <table:table-cell table:formula="of:=([.A158]-INDIRECT(&quot;E3&quot;))*([.A158]-INDIRECT(&quot;E3&quot;))" office:value-type="float" office:value="60399.943696" calcext:value-type="float">
            <text:p>60399,94369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5"/>
          <table:table-cell table:formula="of:=([.A159]-INDIRECT(&quot;E3&quot;))*([.A159]-INDIRECT(&quot;E3&quot;))" office:value-type="float" office:value="88068.871696" calcext:value-type="float">
            <text:p>88068,87169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5"/>
          <table:table-cell table:formula="of:=([.A160]-INDIRECT(&quot;E3&quot;))*([.A160]-INDIRECT(&quot;E3&quot;))" office:value-type="float" office:value="176201.815696" calcext:value-type="float">
            <text:p>176201,81569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5"/>
          <table:table-cell table:formula="of:=([.A161]-INDIRECT(&quot;E3&quot;))*([.A161]-INDIRECT(&quot;E3&quot;))" office:value-type="float" office:value="13170.775696" calcext:value-type="float">
            <text:p>13170,77569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5"/>
          <table:table-cell table:formula="of:=([.A162]-INDIRECT(&quot;E3&quot;))*([.A162]-INDIRECT(&quot;E3&quot;))" office:value-type="float" office:value="285972.535696" calcext:value-type="float">
            <text:p>285972,5356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5"/>
          <table:table-cell table:formula="of:=([.A163]-INDIRECT(&quot;E3&quot;))*([.A163]-INDIRECT(&quot;E3&quot;))" office:value-type="float" office:value="24409.687696" calcext:value-type="float">
            <text:p>24409,6876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5"/>
          <table:table-cell table:formula="of:=([.A164]-INDIRECT(&quot;E3&quot;))*([.A164]-INDIRECT(&quot;E3&quot;))" office:value-type="float" office:value="4255.735696" calcext:value-type="float">
            <text:p>4255,7356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5"/>
          <table:table-cell table:formula="of:=([.A165]-INDIRECT(&quot;E3&quot;))*([.A165]-INDIRECT(&quot;E3&quot;))" office:value-type="float" office:value="975.687695999999" calcext:value-type="float">
            <text:p>975,6876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5"/>
          <table:table-cell table:formula="of:=([.A166]-INDIRECT(&quot;E3&quot;))*([.A166]-INDIRECT(&quot;E3&quot;))" office:value-type="float" office:value="5510.983696" calcext:value-type="float">
            <text:p>5510,983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167]-INDIRECT(&quot;E3&quot;))*([.A167]-INDIRECT(&quot;E3&quot;))" office:value-type="float" office:value="6599.287696" calcext:value-type="float">
            <text:p>6599,2876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5"/>
          <table:table-cell table:formula="of:=([.A168]-INDIRECT(&quot;E3&quot;))*([.A168]-INDIRECT(&quot;E3&quot;))" office:value-type="float" office:value="9261.367696" calcext:value-type="float">
            <text:p>9261,367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5"/>
          <table:table-cell table:formula="of:=([.A169]-INDIRECT(&quot;E3&quot;))*([.A169]-INDIRECT(&quot;E3&quot;))" office:value-type="float" office:value="13744.279696" calcext:value-type="float">
            <text:p>13744,2796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5"/>
          <table:table-cell table:formula="of:=([.A170]-INDIRECT(&quot;E3&quot;))*([.A170]-INDIRECT(&quot;E3&quot;))" office:value-type="float" office:value="2728.599696" calcext:value-type="float">
            <text:p>2728,5996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5"/>
          <table:table-cell table:formula="of:=([.A171]-INDIRECT(&quot;E3&quot;))*([.A171]-INDIRECT(&quot;E3&quot;))" office:value-type="float" office:value="30010.711696" calcext:value-type="float">
            <text:p>30010,7116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5"/>
          <table:table-cell table:formula="of:=([.A172]-INDIRECT(&quot;E3&quot;))*([.A172]-INDIRECT(&quot;E3&quot;))" office:value-type="float" office:value="27.4156959999999" calcext:value-type="float">
            <text:p>27,415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  <table:table-cell table:formula="of:=([.A173]-INDIRECT(&quot;E3&quot;))*([.A173]-INDIRECT(&quot;E3&quot;))" office:value-type="float" office:value="75205.383696" calcext:value-type="float">
            <text:p>75205,383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  <table:table-cell table:formula="of:=([.A174]-INDIRECT(&quot;E3&quot;))*([.A174]-INDIRECT(&quot;E3&quot;))" office:value-type="float" office:value="75205.383696" calcext:value-type="float">
            <text:p>75205,3836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5"/>
          <table:table-cell table:formula="of:=([.A175]-INDIRECT(&quot;E3&quot;))*([.A175]-INDIRECT(&quot;E3&quot;))" office:value-type="float" office:value="41712.343696" calcext:value-type="float">
            <text:p>41712,3436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176]-INDIRECT(&quot;E3&quot;))*([.A176]-INDIRECT(&quot;E3&quot;))" office:value-type="float" office:value="1828.759696" calcext:value-type="float">
            <text:p>1828,7596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5"/>
          <table:table-cell table:formula="of:=([.A177]-INDIRECT(&quot;E3&quot;))*([.A177]-INDIRECT(&quot;E3&quot;))" office:value-type="float" office:value="55114.135696" calcext:value-type="float">
            <text:p>55114,1356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5"/>
          <table:table-cell table:formula="of:=([.A178]-INDIRECT(&quot;E3&quot;))*([.A178]-INDIRECT(&quot;E3&quot;))" office:value-type="float" office:value="7610.119696" calcext:value-type="float">
            <text:p>7610,11969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5"/>
          <table:table-cell table:formula="of:=([.A179]-INDIRECT(&quot;E3&quot;))*([.A179]-INDIRECT(&quot;E3&quot;))" office:value-type="float" office:value="95335.207696" calcext:value-type="float">
            <text:p>95335,2076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5"/>
          <table:table-cell table:formula="of:=([.A180]-INDIRECT(&quot;E3&quot;))*([.A180]-INDIRECT(&quot;E3&quot;))" office:value-type="float" office:value="10865.143696" calcext:value-type="float">
            <text:p>10865,1436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5"/>
          <table:table-cell table:formula="of:=([.A181]-INDIRECT(&quot;E3&quot;))*([.A181]-INDIRECT(&quot;E3&quot;))" office:value-type="float" office:value="2999.095696" calcext:value-type="float">
            <text:p>2999,09569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5"/>
          <table:table-cell table:formula="of:=([.A182]-INDIRECT(&quot;E3&quot;))*([.A182]-INDIRECT(&quot;E3&quot;))" office:value-type="float" office:value="63385.111696" calcext:value-type="float">
            <text:p>63385,1116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5"/>
          <table:table-cell table:formula="of:=([.A183]-INDIRECT(&quot;E3&quot;))*([.A183]-INDIRECT(&quot;E3&quot;))" office:value-type="float" office:value="3336.679696" calcext:value-type="float">
            <text:p>3336,6796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5"/>
          <table:table-cell table:formula="of:=([.A184]-INDIRECT(&quot;E3&quot;))*([.A184]-INDIRECT(&quot;E3&quot;))" office:value-type="float" office:value="3051.015696" calcext:value-type="float">
            <text:p>3051,015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185]-INDIRECT(&quot;E3&quot;))*([.A185]-INDIRECT(&quot;E3&quot;))" office:value-type="float" office:value="40899.399696" calcext:value-type="float">
            <text:p>40899,3996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5"/>
          <table:table-cell table:formula="of:=([.A186]-INDIRECT(&quot;E3&quot;))*([.A186]-INDIRECT(&quot;E3&quot;))" office:value-type="float" office:value="2231.239696" calcext:value-type="float">
            <text:p>2231,23969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5"/>
          <table:table-cell table:formula="of:=([.A187]-INDIRECT(&quot;E3&quot;))*([.A187]-INDIRECT(&quot;E3&quot;))" office:value-type="float" office:value="148043.335696" calcext:value-type="float">
            <text:p>148043,3356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5"/>
          <table:table-cell table:formula="of:=([.A188]-INDIRECT(&quot;E3&quot;))*([.A188]-INDIRECT(&quot;E3&quot;))" office:value-type="float" office:value="2679.511696" calcext:value-type="float">
            <text:p>2679,51169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5"/>
          <table:table-cell table:formula="of:=([.A189]-INDIRECT(&quot;E3&quot;))*([.A189]-INDIRECT(&quot;E3&quot;))" office:value-type="float" office:value="66958.807696" calcext:value-type="float">
            <text:p>66958,80769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5"/>
          <table:table-cell table:formula="of:=([.A190]-INDIRECT(&quot;E3&quot;))*([.A190]-INDIRECT(&quot;E3&quot;))" office:value-type="float" office:value="751279.831696" calcext:value-type="float">
            <text:p>751279,83169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5"/>
          <table:table-cell table:formula="of:=([.A191]-INDIRECT(&quot;E3&quot;))*([.A191]-INDIRECT(&quot;E3&quot;))" office:value-type="float" office:value="1915.287696" calcext:value-type="float">
            <text:p>1915,287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192]-INDIRECT(&quot;E3&quot;))*([.A192]-INDIRECT(&quot;E3&quot;))" office:value-type="float" office:value="40899.399696" calcext:value-type="float">
            <text:p>40899,3996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5"/>
          <table:table-cell table:formula="of:=([.A193]-INDIRECT(&quot;E3&quot;))*([.A193]-INDIRECT(&quot;E3&quot;))" office:value-type="float" office:value="40899.399696" calcext:value-type="float">
            <text:p>40899,39969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194]-INDIRECT(&quot;E3&quot;))*([.A194]-INDIRECT(&quot;E3&quot;))" office:value-type="float" office:value="716.311696000001" calcext:value-type="float">
            <text:p>716,3116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5"/>
          <table:table-cell table:formula="of:=([.A195]-INDIRECT(&quot;E3&quot;))*([.A195]-INDIRECT(&quot;E3&quot;))" office:value-type="float" office:value="25038.631696" calcext:value-type="float">
            <text:p>25038,63169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5"/>
          <table:table-cell table:formula="of:=([.A196]-INDIRECT(&quot;E3&quot;))*([.A196]-INDIRECT(&quot;E3&quot;))" office:value-type="float" office:value="28144.759696" calcext:value-type="float">
            <text:p>28144,7596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  <table:table-cell table:formula="of:=([.A197]-INDIRECT(&quot;E3&quot;))*([.A197]-INDIRECT(&quot;E3&quot;))" office:value-type="float" office:value="71950.551696" calcext:value-type="float">
            <text:p>71950,5516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  <table:table-cell table:formula="of:=([.A198]-INDIRECT(&quot;E3&quot;))*([.A198]-INDIRECT(&quot;E3&quot;))" office:value-type="float" office:value="71950.551696" calcext:value-type="float">
            <text:p>71950,55169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5"/>
          <table:table-cell table:formula="of:=([.A199]-INDIRECT(&quot;E3&quot;))*([.A199]-INDIRECT(&quot;E3&quot;))" office:value-type="float" office:value="248.503696" calcext:value-type="float">
            <text:p>248,5036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5"/>
          <table:table-cell table:formula="of:=([.A200]-INDIRECT(&quot;E3&quot;))*([.A200]-INDIRECT(&quot;E3&quot;))" office:value-type="float" office:value="2728.599696" calcext:value-type="float">
            <text:p>2728,5996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  <table:table-cell table:formula="of:=([.A201]-INDIRECT(&quot;E3&quot;))*([.A201]-INDIRECT(&quot;E3&quot;))" office:value-type="float" office:value="63119.527696" calcext:value-type="float">
            <text:p>63119,52769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5"/>
          <table:table-cell table:formula="of:=([.A202]-INDIRECT(&quot;E3&quot;))*([.A202]-INDIRECT(&quot;E3&quot;))" office:value-type="float" office:value="81090.535696" calcext:value-type="float">
            <text:p>81090,5356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5"/>
          <table:table-cell table:formula="of:=([.A203]-INDIRECT(&quot;E3&quot;))*([.A203]-INDIRECT(&quot;E3&quot;))" office:value-type="float" office:value="40094.455696" calcext:value-type="float">
            <text:p>40094,4556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5"/>
          <table:table-cell table:formula="of:=([.A204]-INDIRECT(&quot;E3&quot;))*([.A204]-INDIRECT(&quot;E3&quot;))" office:value-type="float" office:value="33575.431696" calcext:value-type="float">
            <text:p>33575,4316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5"/>
          <table:table-cell table:formula="of:=([.A205]-INDIRECT(&quot;E3&quot;))*([.A205]-INDIRECT(&quot;E3&quot;))" office:value-type="float" office:value="28640.823696" calcext:value-type="float">
            <text:p>28640,8236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5"/>
          <table:table-cell table:formula="of:=([.A206]-INDIRECT(&quot;E3&quot;))*([.A206]-INDIRECT(&quot;E3&quot;))" office:value-type="float" office:value="417011.143696" calcext:value-type="float">
            <text:p>417011,14369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5"/>
          <table:table-cell table:formula="of:=([.A207]-INDIRECT(&quot;E3&quot;))*([.A207]-INDIRECT(&quot;E3&quot;))" office:value-type="float" office:value="146508.279696" calcext:value-type="float">
            <text:p>146508,2796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  <table:table-cell table:formula="of:=([.A208]-INDIRECT(&quot;E3&quot;))*([.A208]-INDIRECT(&quot;E3&quot;))" office:value-type="float" office:value="56280.919696" calcext:value-type="float">
            <text:p>56280,9196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  <table:table-cell table:formula="of:=([.A209]-INDIRECT(&quot;E3&quot;))*([.A209]-INDIRECT(&quot;E3&quot;))" office:value-type="float" office:value="56280.919696" calcext:value-type="float">
            <text:p>56280,9196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5"/>
          <table:table-cell table:formula="of:=([.A210]-INDIRECT(&quot;E3&quot;))*([.A210]-INDIRECT(&quot;E3&quot;))" office:value-type="float" office:value="31956.567696" calcext:value-type="float">
            <text:p>31956,5676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5"/>
          <table:table-cell table:formula="of:=([.A211]-INDIRECT(&quot;E3&quot;))*([.A211]-INDIRECT(&quot;E3&quot;))" office:value-type="float" office:value="60.2796960000002" calcext:value-type="float">
            <text:p>60,279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5"/>
          <table:table-cell table:formula="of:=([.A212]-INDIRECT(&quot;E3&quot;))*([.A212]-INDIRECT(&quot;E3&quot;))" office:value-type="float" office:value="6599.287696" calcext:value-type="float">
            <text:p>6599,2876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5"/>
          <table:table-cell table:formula="of:=([.A213]-INDIRECT(&quot;E3&quot;))*([.A213]-INDIRECT(&quot;E3&quot;))" office:value-type="float" office:value="12596.919696" calcext:value-type="float">
            <text:p>12596,9196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5"/>
          <table:table-cell table:formula="of:=([.A214]-INDIRECT(&quot;E3&quot;))*([.A214]-INDIRECT(&quot;E3&quot;))" office:value-type="float" office:value="21539.671696" calcext:value-type="float">
            <text:p>21539,6716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5"/>
          <table:table-cell table:formula="of:=([.A215]-INDIRECT(&quot;E3&quot;))*([.A215]-INDIRECT(&quot;E3&quot;))" office:value-type="float" office:value="45.7516960000001" calcext:value-type="float">
            <text:p>45,7516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5"/>
          <table:table-cell table:formula="of:=([.A216]-INDIRECT(&quot;E3&quot;))*([.A216]-INDIRECT(&quot;E3&quot;))" office:value-type="float" office:value="40495.927696" calcext:value-type="float">
            <text:p>40495,9276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5"/>
          <table:table-cell table:formula="of:=([.A217]-INDIRECT(&quot;E3&quot;))*([.A217]-INDIRECT(&quot;E3&quot;))" office:value-type="float" office:value="5363.511696" calcext:value-type="float">
            <text:p>5363,5116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5"/>
          <table:table-cell table:formula="of:=([.A218]-INDIRECT(&quot;E3&quot;))*([.A218]-INDIRECT(&quot;E3&quot;))" office:value-type="float" office:value="5218.039696" calcext:value-type="float">
            <text:p>5218,0396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  <table:table-cell table:formula="of:=([.A219]-INDIRECT(&quot;E3&quot;))*([.A219]-INDIRECT(&quot;E3&quot;))" office:value-type="float" office:value="55335.975696" calcext:value-type="float">
            <text:p>55335,97569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5"/>
          <table:table-cell table:formula="of:=([.A220]-INDIRECT(&quot;E3&quot;))*([.A220]-INDIRECT(&quot;E3&quot;))" office:value-type="float" office:value="67997.863696" calcext:value-type="float">
            <text:p>67997,8636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table:formula="of:=([.A221]-INDIRECT(&quot;E3&quot;))*([.A221]-INDIRECT(&quot;E3&quot;))" office:value-type="float" office:value="67722.775696" calcext:value-type="float">
            <text:p>67722,7756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table:formula="of:=([.A222]-INDIRECT(&quot;E3&quot;))*([.A222]-INDIRECT(&quot;E3&quot;))" office:value-type="float" office:value="67722.775696" calcext:value-type="float">
            <text:p>67722,7756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5"/>
          <table:table-cell table:formula="of:=([.A223]-INDIRECT(&quot;E3&quot;))*([.A223]-INDIRECT(&quot;E3&quot;))" office:value-type="float" office:value="2231.239696" calcext:value-type="float">
            <text:p>2231,2396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5"/>
          <table:table-cell table:formula="of:=([.A224]-INDIRECT(&quot;E3&quot;))*([.A224]-INDIRECT(&quot;E3&quot;))" office:value-type="float" office:value="45469.591696" calcext:value-type="float">
            <text:p>45469,5916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  <table:table-cell table:formula="of:=([.A225]-INDIRECT(&quot;E3&quot;))*([.A225]-INDIRECT(&quot;E3&quot;))" office:value-type="float" office:value="63119.527696" calcext:value-type="float">
            <text:p>63119,5276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5"/>
          <table:table-cell table:formula="of:=([.A226]-INDIRECT(&quot;E3&quot;))*([.A226]-INDIRECT(&quot;E3&quot;))" office:value-type="float" office:value="16444.471696" calcext:value-type="float">
            <text:p>16444,471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  <table:table-cell table:formula="of:=([.A227]-INDIRECT(&quot;E3&quot;))*([.A227]-INDIRECT(&quot;E3&quot;))" office:value-type="float" office:value="69293.191696" calcext:value-type="float">
            <text:p>69293,191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  <table:table-cell table:formula="of:=([.A228]-INDIRECT(&quot;E3&quot;))*([.A228]-INDIRECT(&quot;E3&quot;))" office:value-type="float" office:value="69293.191696" calcext:value-type="float">
            <text:p>69293,1916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5"/>
          <table:table-cell table:formula="of:=([.A229]-INDIRECT(&quot;E3&quot;))*([.A229]-INDIRECT(&quot;E3&quot;))" office:value-type="float" office:value="121636.327696" calcext:value-type="float">
            <text:p>121636,3276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230]-INDIRECT(&quot;E3&quot;))*([.A230]-INDIRECT(&quot;E3&quot;))" office:value-type="float" office:value="1869.351696" calcext:value-type="float">
            <text:p>1869,3516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5"/>
          <table:table-cell table:formula="of:=([.A231]-INDIRECT(&quot;E3&quot;))*([.A231]-INDIRECT(&quot;E3&quot;))" office:value-type="float" office:value="17222.887696" calcext:value-type="float">
            <text:p>17222,8876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  <table:table-cell table:formula="of:=([.A232]-INDIRECT(&quot;E3&quot;))*([.A232]-INDIRECT(&quot;E3&quot;))" office:value-type="float" office:value="27967.879696" calcext:value-type="float">
            <text:p>27967,8796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233]-INDIRECT(&quot;E3&quot;))*([.A233]-INDIRECT(&quot;E3&quot;))" office:value-type="float" office:value="1828.759696" calcext:value-type="float">
            <text:p>1828,7596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5"/>
          <table:table-cell table:formula="of:=([.A234]-INDIRECT(&quot;E3&quot;))*([.A234]-INDIRECT(&quot;E3&quot;))" office:value-type="float" office:value="10657.671696" calcext:value-type="float">
            <text:p>10657,6716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5"/>
          <table:table-cell table:formula="of:=([.A235]-INDIRECT(&quot;E3&quot;))*([.A235]-INDIRECT(&quot;E3&quot;))" office:value-type="float" office:value="11286.087696" calcext:value-type="float">
            <text:p>11286,087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5"/>
          <table:table-cell table:formula="of:=([.A236]-INDIRECT(&quot;E3&quot;))*([.A236]-INDIRECT(&quot;E3&quot;))" office:value-type="float" office:value="22271.383696" calcext:value-type="float">
            <text:p>22271,3836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5"/>
          <table:table-cell table:formula="of:=([.A237]-INDIRECT(&quot;E3&quot;))*([.A237]-INDIRECT(&quot;E3&quot;))" office:value-type="float" office:value="39694.983696" calcext:value-type="float">
            <text:p>39694,9836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5"/>
          <table:table-cell table:formula="of:=([.A238]-INDIRECT(&quot;E3&quot;))*([.A238]-INDIRECT(&quot;E3&quot;))" office:value-type="float" office:value="31059.127696" calcext:value-type="float">
            <text:p>31059,12769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5"/>
          <table:table-cell table:formula="of:=([.A239]-INDIRECT(&quot;E3&quot;))*([.A239]-INDIRECT(&quot;E3&quot;))" office:value-type="float" office:value="2094.343696" calcext:value-type="float">
            <text:p>2094,3436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5"/>
          <table:table-cell table:formula="of:=([.A240]-INDIRECT(&quot;E3&quot;))*([.A240]-INDIRECT(&quot;E3&quot;))" office:value-type="float" office:value="202.663696" calcext:value-type="float">
            <text:p>202,66369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5"/>
          <table:table-cell table:formula="of:=([.A241]-INDIRECT(&quot;E3&quot;))*([.A241]-INDIRECT(&quot;E3&quot;))" office:value-type="float" office:value="9847.783696" calcext:value-type="float">
            <text:p>9847,7836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  <table:table-cell table:formula="of:=([.A242]-INDIRECT(&quot;E3&quot;))*([.A242]-INDIRECT(&quot;E3&quot;))" office:value-type="float" office:value="66685.831696" calcext:value-type="float">
            <text:p>66685,8316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5"/>
          <table:table-cell table:formula="of:=([.A243]-INDIRECT(&quot;E3&quot;))*([.A243]-INDIRECT(&quot;E3&quot;))" office:value-type="float" office:value="2679.511696" calcext:value-type="float">
            <text:p>2679,51169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5"/>
          <table:table-cell table:formula="of:=([.A244]-INDIRECT(&quot;E3&quot;))*([.A244]-INDIRECT(&quot;E3&quot;))" office:value-type="float" office:value="71697.559696" calcext:value-type="float">
            <text:p>71697,5596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5"/>
          <table:table-cell table:formula="of:=([.A245]-INDIRECT(&quot;E3&quot;))*([.A245]-INDIRECT(&quot;E3&quot;))" office:value-type="float" office:value="33.2236960000001" calcext:value-type="float">
            <text:p>33,2236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  <table:table-cell table:formula="of:=([.A246]-INDIRECT(&quot;E3&quot;))*([.A246]-INDIRECT(&quot;E3&quot;))" office:value-type="float" office:value="72488.023696" calcext:value-type="float">
            <text:p>72488,0236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5"/>
          <table:table-cell table:formula="of:=([.A247]-INDIRECT(&quot;E3&quot;))*([.A247]-INDIRECT(&quot;E3&quot;))" office:value-type="float" office:value="27147.175696" calcext:value-type="float">
            <text:p>27147,17569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5"/>
          <table:table-cell table:formula="of:=([.A248]-INDIRECT(&quot;E3&quot;))*([.A248]-INDIRECT(&quot;E3&quot;))" office:value-type="float" office:value="44421.463696" calcext:value-type="float">
            <text:p>44421,4636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5"/>
          <table:table-cell table:formula="of:=([.A249]-INDIRECT(&quot;E3&quot;))*([.A249]-INDIRECT(&quot;E3&quot;))" office:value-type="float" office:value="7702.519696" calcext:value-type="float">
            <text:p>7702,5196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  <table:table-cell table:formula="of:=([.A250]-INDIRECT(&quot;E3&quot;))*([.A250]-INDIRECT(&quot;E3&quot;))" office:value-type="float" office:value="64128.471696" calcext:value-type="float">
            <text:p>64128,4716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  <table:table-cell table:formula="of:=([.A251]-INDIRECT(&quot;E3&quot;))*([.A251]-INDIRECT(&quot;E3&quot;))" office:value-type="float" office:value="64128.471696" calcext:value-type="float">
            <text:p>64128,4716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5"/>
          <table:table-cell table:formula="of:=([.A252]-INDIRECT(&quot;E3&quot;))*([.A252]-INDIRECT(&quot;E3&quot;))" office:value-type="float" office:value="18019.303696" calcext:value-type="float">
            <text:p>18019,3036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5"/>
          <table:table-cell table:formula="of:=([.A253]-INDIRECT(&quot;E3&quot;))*([.A253]-INDIRECT(&quot;E3&quot;))" office:value-type="float" office:value="3275.959696" calcext:value-type="float">
            <text:p>3275,95969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5"/>
          <table:table-cell table:formula="of:=([.A254]-INDIRECT(&quot;E3&quot;))*([.A254]-INDIRECT(&quot;E3&quot;))" office:value-type="float" office:value="716.311696000001" calcext:value-type="float">
            <text:p>716,3116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5"/>
          <table:table-cell table:formula="of:=([.A255]-INDIRECT(&quot;E3&quot;))*([.A255]-INDIRECT(&quot;E3&quot;))" office:value-type="float" office:value="8605.159696" calcext:value-type="float">
            <text:p>8605,1596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5"/>
          <table:table-cell table:formula="of:=([.A256]-INDIRECT(&quot;E3&quot;))*([.A256]-INDIRECT(&quot;E3&quot;))" office:value-type="float" office:value="24098.215696" calcext:value-type="float">
            <text:p>24098,21569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5"/>
          <table:table-cell table:formula="of:=([.A257]-INDIRECT(&quot;E3&quot;))*([.A257]-INDIRECT(&quot;E3&quot;))" office:value-type="float" office:value="491070.183696" calcext:value-type="float">
            <text:p>491070,1836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5"/>
          <table:table-cell table:formula="of:=([.A258]-INDIRECT(&quot;E3&quot;))*([.A258]-INDIRECT(&quot;E3&quot;))" office:value-type="float" office:value="110067.351696" calcext:value-type="float">
            <text:p>110067,351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59]-INDIRECT(&quot;E3&quot;))*([.A259]-INDIRECT(&quot;E3&quot;))" office:value-type="float" office:value="95626.903696" calcext:value-type="float">
            <text:p>95626,903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60]-INDIRECT(&quot;E3&quot;))*([.A260]-INDIRECT(&quot;E3&quot;))" office:value-type="float" office:value="95626.903696" calcext:value-type="float">
            <text:p>95626,903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61]-INDIRECT(&quot;E3&quot;))*([.A261]-INDIRECT(&quot;E3&quot;))" office:value-type="float" office:value="95626.903696" calcext:value-type="float">
            <text:p>95626,903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  <table:table-cell table:formula="of:=([.A262]-INDIRECT(&quot;E3&quot;))*([.A262]-INDIRECT(&quot;E3&quot;))" office:value-type="float" office:value="95626.903696" calcext:value-type="float">
            <text:p>95626,9036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5"/>
          <table:table-cell table:formula="of:=([.A263]-INDIRECT(&quot;E3&quot;))*([.A263]-INDIRECT(&quot;E3&quot;))" office:value-type="float" office:value="9454.839696" calcext:value-type="float">
            <text:p>9454,8396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  <table:table-cell table:formula="of:=([.A264]-INDIRECT(&quot;E3&quot;))*([.A264]-INDIRECT(&quot;E3&quot;))" office:value-type="float" office:value="74657.911696" calcext:value-type="float">
            <text:p>74657,911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5"/>
          <table:table-cell table:formula="of:=([.A265]-INDIRECT(&quot;E3&quot;))*([.A265]-INDIRECT(&quot;E3&quot;))" office:value-type="float" office:value="13744.279696" calcext:value-type="float">
            <text:p>13744,2796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  <table:table-cell table:formula="of:=([.A266]-INDIRECT(&quot;E3&quot;))*([.A266]-INDIRECT(&quot;E3&quot;))" office:value-type="float" office:value="71415.079696" calcext:value-type="float">
            <text:p>71415,0796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5"/>
          <table:table-cell table:formula="of:=([.A267]-INDIRECT(&quot;E3&quot;))*([.A267]-INDIRECT(&quot;E3&quot;))" office:value-type="float" office:value="31059.127696" calcext:value-type="float">
            <text:p>31059,1276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5"/>
          <table:table-cell table:formula="of:=([.A268]-INDIRECT(&quot;E3&quot;))*([.A268]-INDIRECT(&quot;E3&quot;))" office:value-type="float" office:value="431.143696" calcext:value-type="float">
            <text:p>431,1436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5"/>
          <table:table-cell table:formula="of:=([.A269]-INDIRECT(&quot;E3&quot;))*([.A269]-INDIRECT(&quot;E3&quot;))" office:value-type="float" office:value="885.895696000001" calcext:value-type="float">
            <text:p>885,8956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5"/>
          <table:table-cell table:formula="of:=([.A270]-INDIRECT(&quot;E3&quot;))*([.A270]-INDIRECT(&quot;E3&quot;))" office:value-type="float" office:value="10452.199696" calcext:value-type="float">
            <text:p>10452,1996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5"/>
          <table:table-cell table:formula="of:=([.A271]-INDIRECT(&quot;E3&quot;))*([.A271]-INDIRECT(&quot;E3&quot;))" office:value-type="float" office:value="37933.015696" calcext:value-type="float">
            <text:p>37933,0156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5"/>
          <table:table-cell table:formula="of:=([.A272]-INDIRECT(&quot;E3&quot;))*([.A272]-INDIRECT(&quot;E3&quot;))" office:value-type="float" office:value="8692.951696" calcext:value-type="float">
            <text:p>8692,9516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5"/>
          <table:table-cell table:formula="of:=([.A273]-INDIRECT(&quot;E3&quot;))*([.A273]-INDIRECT(&quot;E3&quot;))" office:value-type="float" office:value="16188.999696" calcext:value-type="float">
            <text:p>16188,99969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5"/>
          <table:table-cell table:formula="of:=([.A274]-INDIRECT(&quot;E3&quot;))*([.A274]-INDIRECT(&quot;E3&quot;))" office:value-type="float" office:value="583335.447696" calcext:value-type="float">
            <text:p>583335,44769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5"/>
          <table:table-cell table:formula="of:=([.A275]-INDIRECT(&quot;E3&quot;))*([.A275]-INDIRECT(&quot;E3&quot;))" office:value-type="float" office:value="230173.495696" calcext:value-type="float">
            <text:p>230173,4956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5"/>
          <table:table-cell table:formula="of:=([.A276]-INDIRECT(&quot;E3&quot;))*([.A276]-INDIRECT(&quot;E3&quot;))" office:value-type="float" office:value="85.3036959999998" calcext:value-type="float">
            <text:p>85,3036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5"/>
          <table:table-cell table:formula="of:=([.A277]-INDIRECT(&quot;E3&quot;))*([.A277]-INDIRECT(&quot;E3&quot;))" office:value-type="float" office:value="6437.815696" calcext:value-type="float">
            <text:p>6437,8156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5"/>
          <table:table-cell table:formula="of:=([.A278]-INDIRECT(&quot;E3&quot;))*([.A278]-INDIRECT(&quot;E3&quot;))" office:value-type="float" office:value="4656.151696" calcext:value-type="float">
            <text:p>4656,1516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5"/>
          <table:table-cell table:formula="of:=([.A279]-INDIRECT(&quot;E3&quot;))*([.A279]-INDIRECT(&quot;E3&quot;))" office:value-type="float" office:value="1700.407696" calcext:value-type="float">
            <text:p>1700,4076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5"/>
          <table:table-cell table:formula="of:=([.A280]-INDIRECT(&quot;E3&quot;))*([.A280]-INDIRECT(&quot;E3&quot;))" office:value-type="float" office:value="281.031696" calcext:value-type="float">
            <text:p>281,03169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5"/>
          <table:table-cell table:formula="of:=([.A281]-INDIRECT(&quot;E3&quot;))*([.A281]-INDIRECT(&quot;E3&quot;))" office:value-type="float" office:value="62382.055696" calcext:value-type="float">
            <text:p>62382,0556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5"/>
          <table:table-cell table:formula="of:=([.A282]-INDIRECT(&quot;E3&quot;))*([.A282]-INDIRECT(&quot;E3&quot;))" office:value-type="float" office:value="31059.127696" calcext:value-type="float">
            <text:p>31059,1276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5"/>
          <table:table-cell table:formula="of:=([.A283]-INDIRECT(&quot;E3&quot;))*([.A283]-INDIRECT(&quot;E3&quot;))" office:value-type="float" office:value="5660.455696" calcext:value-type="float">
            <text:p>5660,4556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5"/>
          <table:table-cell table:formula="of:=([.A284]-INDIRECT(&quot;E3&quot;))*([.A284]-INDIRECT(&quot;E3&quot;))" office:value-type="float" office:value="27.4156959999999" calcext:value-type="float">
            <text:p>27,4156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5"/>
          <table:table-cell table:formula="of:=([.A285]-INDIRECT(&quot;E3&quot;))*([.A285]-INDIRECT(&quot;E3&quot;))" office:value-type="float" office:value="25675.575696" calcext:value-type="float">
            <text:p>25675,5756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5"/>
          <table:table-cell table:formula="of:=([.A286]-INDIRECT(&quot;E3&quot;))*([.A286]-INDIRECT(&quot;E3&quot;))" office:value-type="float" office:value="21834.199696" calcext:value-type="float">
            <text:p>21834,1996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5"/>
          <table:table-cell table:formula="of:=([.A287]-INDIRECT(&quot;E3&quot;))*([.A287]-INDIRECT(&quot;E3&quot;))" office:value-type="float" office:value="5892.711696" calcext:value-type="float">
            <text:p>5892,7116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5"/>
          <table:table-cell table:formula="of:=([.A288]-INDIRECT(&quot;E3&quot;))*([.A288]-INDIRECT(&quot;E3&quot;))" office:value-type="float" office:value="40495.927696" calcext:value-type="float">
            <text:p>40495,92769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5"/>
          <table:table-cell table:formula="of:=([.A289]-INDIRECT(&quot;E3&quot;))*([.A289]-INDIRECT(&quot;E3&quot;))" office:value-type="float" office:value="25524.535696" calcext:value-type="float">
            <text:p>25524,5356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5"/>
          <table:table-cell table:formula="of:=([.A290]-INDIRECT(&quot;E3&quot;))*([.A290]-INDIRECT(&quot;E3&quot;))" office:value-type="float" office:value="16444.471696" calcext:value-type="float">
            <text:p>16444,47169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5"/>
          <table:table-cell table:formula="of:=([.A291]-INDIRECT(&quot;E3&quot;))*([.A291]-INDIRECT(&quot;E3&quot;))" office:value-type="float" office:value="42338.823696" calcext:value-type="float">
            <text:p>42338,8236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292]-INDIRECT(&quot;E3&quot;))*([.A292]-INDIRECT(&quot;E3&quot;))" office:value-type="float" office:value="2834.071696" calcext:value-type="float">
            <text:p>2834,071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5"/>
          <table:table-cell table:formula="of:=([.A293]-INDIRECT(&quot;E3&quot;))*([.A293]-INDIRECT(&quot;E3&quot;))" office:value-type="float" office:value="43362.231696" calcext:value-type="float">
            <text:p>43362,2316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5"/>
          <table:table-cell table:formula="of:=([.A294]-INDIRECT(&quot;E3&quot;))*([.A294]-INDIRECT(&quot;E3&quot;))" office:value-type="float" office:value="8880.423696" calcext:value-type="float">
            <text:p>8880,42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295]-INDIRECT(&quot;E3&quot;))*([.A295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296]-INDIRECT(&quot;E3&quot;))*([.A296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297]-INDIRECT(&quot;E3&quot;))*([.A297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298]-INDIRECT(&quot;E3&quot;))*([.A298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299]-INDIRECT(&quot;E3&quot;))*([.A299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  <table:table-cell table:formula="of:=([.A300]-INDIRECT(&quot;E3&quot;))*([.A300]-INDIRECT(&quot;E3&quot;))" office:value-type="float" office:value="89542.183696" calcext:value-type="float">
            <text:p>89542,1836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5"/>
          <table:table-cell table:formula="of:=([.A301]-INDIRECT(&quot;E3&quot;))*([.A301]-INDIRECT(&quot;E3&quot;))" office:value-type="float" office:value="10657.671696" calcext:value-type="float">
            <text:p>10657,6716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5"/>
          <table:table-cell table:formula="of:=([.A302]-INDIRECT(&quot;E3&quot;))*([.A302]-INDIRECT(&quot;E3&quot;))" office:value-type="float" office:value="35432.791696" calcext:value-type="float">
            <text:p>35432,7916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5"/>
          <table:table-cell table:formula="of:=([.A303]-INDIRECT(&quot;E3&quot;))*([.A303]-INDIRECT(&quot;E3&quot;))" office:value-type="float" office:value="16701.943696" calcext:value-type="float">
            <text:p>16701,9436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5"/>
          <table:table-cell table:formula="of:=([.A304]-INDIRECT(&quot;E3&quot;))*([.A304]-INDIRECT(&quot;E3&quot;))" office:value-type="float" office:value="9069.895696" calcext:value-type="float">
            <text:p>9069,89569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5"/>
          <table:table-cell table:formula="of:=([.A305]-INDIRECT(&quot;E3&quot;))*([.A305]-INDIRECT(&quot;E3&quot;))" office:value-type="float" office:value="13170.775696" calcext:value-type="float">
            <text:p>13170,7756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5"/>
          <table:table-cell table:formula="of:=([.A306]-INDIRECT(&quot;E3&quot;))*([.A306]-INDIRECT(&quot;E3&quot;))" office:value-type="float" office:value="1539.463696" calcext:value-type="float">
            <text:p>1539,46369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5"/>
          <table:table-cell table:formula="of:=([.A307]-INDIRECT(&quot;E3&quot;))*([.A307]-INDIRECT(&quot;E3&quot;))" office:value-type="float" office:value="248765.527696" calcext:value-type="float">
            <text:p>248765,5276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5"/>
          <table:table-cell table:formula="of:=([.A308]-INDIRECT(&quot;E3&quot;))*([.A308]-INDIRECT(&quot;E3&quot;))" office:value-type="float" office:value="741.799695999999" calcext:value-type="float">
            <text:p>741,7996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5"/>
          <table:table-cell table:formula="of:=([.A309]-INDIRECT(&quot;E3&quot;))*([.A309]-INDIRECT(&quot;E3&quot;))" office:value-type="float" office:value="5441.127696" calcext:value-type="float">
            <text:p>5441,12769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5"/>
          <table:table-cell table:formula="of:=([.A310]-INDIRECT(&quot;E3&quot;))*([.A310]-INDIRECT(&quot;E3&quot;))" office:value-type="float" office:value="94718.679696" calcext:value-type="float">
            <text:p>94718,6796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5"/>
          <table:table-cell table:formula="of:=([.A311]-INDIRECT(&quot;E3&quot;))*([.A311]-INDIRECT(&quot;E3&quot;))" office:value-type="float" office:value="17486.359696" calcext:value-type="float">
            <text:p>17486,3596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5"/>
          <table:table-cell table:formula="of:=([.A312]-INDIRECT(&quot;E3&quot;))*([.A312]-INDIRECT(&quot;E3&quot;))" office:value-type="float" office:value="78828.423696" calcext:value-type="float">
            <text:p>78828,423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5"/>
          <table:table-cell table:formula="of:=([.A313]-INDIRECT(&quot;E3&quot;))*([.A313]-INDIRECT(&quot;E3&quot;))" office:value-type="float" office:value="13744.279696" calcext:value-type="float">
            <text:p>13744,27969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5"/>
          <table:table-cell table:formula="of:=([.A314]-INDIRECT(&quot;E3&quot;))*([.A314]-INDIRECT(&quot;E3&quot;))" office:value-type="float" office:value="53714.551696" calcext:value-type="float">
            <text:p>53714,5516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  <table:table-cell table:formula="of:=([.A315]-INDIRECT(&quot;E3&quot;))*([.A315]-INDIRECT(&quot;E3&quot;))" office:value-type="float" office:value="27967.879696" calcext:value-type="float">
            <text:p>27967,879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316]-INDIRECT(&quot;E3&quot;))*([.A316]-INDIRECT(&quot;E3&quot;))" office:value-type="float" office:value="58194.807696" calcext:value-type="float">
            <text:p>58194,807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  <table:table-cell table:formula="of:=([.A317]-INDIRECT(&quot;E3&quot;))*([.A317]-INDIRECT(&quot;E3&quot;))" office:value-type="float" office:value="58194.807696" calcext:value-type="float">
            <text:p>58194,8076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5"/>
          <table:table-cell table:formula="of:=([.A318]-INDIRECT(&quot;E3&quot;))*([.A318]-INDIRECT(&quot;E3&quot;))" office:value-type="float" office:value="9069.895696" calcext:value-type="float">
            <text:p>9069,8956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5"/>
          <table:table-cell table:formula="of:=([.A319]-INDIRECT(&quot;E3&quot;))*([.A319]-INDIRECT(&quot;E3&quot;))" office:value-type="float" office:value="7610.119696" calcext:value-type="float">
            <text:p>7610,11969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5"/>
          <table:table-cell table:formula="of:=([.A320]-INDIRECT(&quot;E3&quot;))*([.A320]-INDIRECT(&quot;E3&quot;))" office:value-type="float" office:value="255797.223696" calcext:value-type="float">
            <text:p>255797,223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  <table:table-cell table:formula="of:=([.A321]-INDIRECT(&quot;E3&quot;))*([.A321]-INDIRECT(&quot;E3&quot;))" office:value-type="float" office:value="75205.383696" calcext:value-type="float">
            <text:p>75205,38369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5"/>
          <table:table-cell table:formula="of:=([.A322]-INDIRECT(&quot;E3&quot;))*([.A322]-INDIRECT(&quot;E3&quot;))" office:value-type="float" office:value="35255.319696" calcext:value-type="float">
            <text:p>35255,31969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5"/>
          <table:table-cell table:formula="of:=([.A323]-INDIRECT(&quot;E3&quot;))*([.A323]-INDIRECT(&quot;E3&quot;))" office:value-type="float" office:value="251767.111696" calcext:value-type="float">
            <text:p>251767,1116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  <table:table-cell table:formula="of:=([.A324]-INDIRECT(&quot;E3&quot;))*([.A324]-INDIRECT(&quot;E3&quot;))" office:value-type="float" office:value="52549.143696" calcext:value-type="float">
            <text:p>52549,1436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  <table:table-cell table:formula="of:=([.A325]-INDIRECT(&quot;E3&quot;))*([.A325]-INDIRECT(&quot;E3&quot;))" office:value-type="float" office:value="52549.143696" calcext:value-type="float">
            <text:p>52549,14369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5"/>
          <table:table-cell table:formula="of:=([.A326]-INDIRECT(&quot;E3&quot;))*([.A326]-INDIRECT(&quot;E3&quot;))" office:value-type="float" office:value="39110.599696" calcext:value-type="float">
            <text:p>39110,59969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5"/>
          <table:table-cell table:formula="of:=([.A327]-INDIRECT(&quot;E3&quot;))*([.A327]-INDIRECT(&quot;E3&quot;))" office:value-type="float" office:value="258840.807696" calcext:value-type="float">
            <text:p>258840,8076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5"/>
          <table:table-cell table:formula="of:=([.A328]-INDIRECT(&quot;E3&quot;))*([.A328]-INDIRECT(&quot;E3&quot;))" office:value-type="float" office:value="189019.735696" calcext:value-type="float">
            <text:p>189019,7356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5"/>
          <table:table-cell table:formula="of:=([.A329]-INDIRECT(&quot;E3&quot;))*([.A329]-INDIRECT(&quot;E3&quot;))" office:value-type="float" office:value="1828.759696" calcext:value-type="float">
            <text:p>1828,75969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5"/>
          <table:table-cell table:formula="of:=([.A330]-INDIRECT(&quot;E3&quot;))*([.A330]-INDIRECT(&quot;E3&quot;))" office:value-type="float" office:value="59909.415696" calcext:value-type="float">
            <text:p>59909,41569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5"/>
          <table:table-cell table:formula="of:=([.A331]-INDIRECT(&quot;E3&quot;))*([.A331]-INDIRECT(&quot;E3&quot;))" office:value-type="float" office:value="2321856.727696" calcext:value-type="float">
            <text:p>2321856,72769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5"/>
          <table:table-cell table:formula="of:=([.A332]-INDIRECT(&quot;E3&quot;))*([.A332]-INDIRECT(&quot;E3&quot;))" office:value-type="float" office:value="88068.871696" calcext:value-type="float">
            <text:p>88068,8716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5"/>
          <table:table-cell table:formula="of:=([.A333]-INDIRECT(&quot;E3&quot;))*([.A333]-INDIRECT(&quot;E3&quot;))" office:value-type="float" office:value="16580.167696" calcext:value-type="float">
            <text:p>16580,16769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5"/>
          <table:table-cell table:formula="of:=([.A334]-INDIRECT(&quot;E3&quot;))*([.A334]-INDIRECT(&quot;E3&quot;))" office:value-type="float" office:value="114761.047696" calcext:value-type="float">
            <text:p>114761,0476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5"/>
          <table:table-cell table:formula="of:=([.A335]-INDIRECT(&quot;E3&quot;))*([.A335]-INDIRECT(&quot;E3&quot;))" office:value-type="float" office:value="28980.295696" calcext:value-type="float">
            <text:p>28980,29569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5"/>
          <table:table-cell table:formula="of:=([.A336]-INDIRECT(&quot;E3&quot;))*([.A336]-INDIRECT(&quot;E3&quot;))" office:value-type="float" office:value="57008.247696" calcext:value-type="float">
            <text:p>57008,2476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5"/>
          <table:table-cell table:formula="of:=([.A337]-INDIRECT(&quot;E3&quot;))*([.A337]-INDIRECT(&quot;E3&quot;))" office:value-type="float" office:value="47626.951696" calcext:value-type="float">
            <text:p>47626,9516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5"/>
          <table:table-cell table:formula="of:=([.A338]-INDIRECT(&quot;E3&quot;))*([.A338]-INDIRECT(&quot;E3&quot;))" office:value-type="float" office:value="46758.007696" calcext:value-type="float">
            <text:p>46758,0076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5"/>
          <table:table-cell table:formula="of:=([.A339]-INDIRECT(&quot;E3&quot;))*([.A339]-INDIRECT(&quot;E3&quot;))" office:value-type="float" office:value="1039.159696" calcext:value-type="float">
            <text:p>1039,159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340]-INDIRECT(&quot;E3&quot;))*([.A340]-INDIRECT(&quot;E3&quot;))" office:value-type="float" office:value="90141.655696" calcext:value-type="float">
            <text:p>90141,655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341]-INDIRECT(&quot;E3&quot;))*([.A341]-INDIRECT(&quot;E3&quot;))" office:value-type="float" office:value="90141.655696" calcext:value-type="float">
            <text:p>90141,655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342]-INDIRECT(&quot;E3&quot;))*([.A342]-INDIRECT(&quot;E3&quot;))" office:value-type="float" office:value="90141.655696" calcext:value-type="float">
            <text:p>90141,655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343]-INDIRECT(&quot;E3&quot;))*([.A343]-INDIRECT(&quot;E3&quot;))" office:value-type="float" office:value="90141.655696" calcext:value-type="float">
            <text:p>90141,655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  <table:table-cell table:formula="of:=([.A344]-INDIRECT(&quot;E3&quot;))*([.A344]-INDIRECT(&quot;E3&quot;))" office:value-type="float" office:value="90141.655696" calcext:value-type="float">
            <text:p>90141,65569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5"/>
          <table:table-cell table:formula="of:=([.A345]-INDIRECT(&quot;E3&quot;))*([.A345]-INDIRECT(&quot;E3&quot;))" office:value-type="float" office:value="52.3596959999999" calcext:value-type="float">
            <text:p>52,359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table:formula="of:=([.A346]-INDIRECT(&quot;E3&quot;))*([.A346]-INDIRECT(&quot;E3&quot;))" office:value-type="float" office:value="96246.375696" calcext:value-type="float">
            <text:p>96246,375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table:formula="of:=([.A347]-INDIRECT(&quot;E3&quot;))*([.A347]-INDIRECT(&quot;E3&quot;))" office:value-type="float" office:value="96246.375696" calcext:value-type="float">
            <text:p>96246,375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table:formula="of:=([.A348]-INDIRECT(&quot;E3&quot;))*([.A348]-INDIRECT(&quot;E3&quot;))" office:value-type="float" office:value="96246.375696" calcext:value-type="float">
            <text:p>96246,375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table:formula="of:=([.A349]-INDIRECT(&quot;E3&quot;))*([.A349]-INDIRECT(&quot;E3&quot;))" office:value-type="float" office:value="96246.375696" calcext:value-type="float">
            <text:p>96246,375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  <table:table-cell table:formula="of:=([.A350]-INDIRECT(&quot;E3&quot;))*([.A350]-INDIRECT(&quot;E3&quot;))" office:value-type="float" office:value="96246.375696" calcext:value-type="float">
            <text:p>96246,3756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5"/>
          <table:table-cell table:formula="of:=([.A351]-INDIRECT(&quot;E3&quot;))*([.A351]-INDIRECT(&quot;E3&quot;))" office:value-type="float" office:value="1279.063696" calcext:value-type="float">
            <text:p>1279,0636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5"/>
          <table:table-cell table:formula="of:=([.A352]-INDIRECT(&quot;E3&quot;))*([.A352]-INDIRECT(&quot;E3&quot;))" office:value-type="float" office:value="44620.647696" calcext:value-type="float">
            <text:p>44620,64769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5"/>
          <table:table-cell table:formula="of:=([.A353]-INDIRECT(&quot;E3&quot;))*([.A353]-INDIRECT(&quot;E3&quot;))" office:value-type="float" office:value="2784.039696" calcext:value-type="float">
            <text:p>2784,0396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5"/>
          <table:table-cell table:formula="of:=([.A354]-INDIRECT(&quot;E3&quot;))*([.A354]-INDIRECT(&quot;E3&quot;))" office:value-type="float" office:value="8238.103696" calcext:value-type="float">
            <text:p>8238,1036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5"/>
          <table:table-cell table:formula="of:=([.A355]-INDIRECT(&quot;E3&quot;))*([.A355]-INDIRECT(&quot;E3&quot;))" office:value-type="float" office:value="18288.775696" calcext:value-type="float">
            <text:p>18288,77569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5"/>
          <table:table-cell table:formula="of:=([.A356]-INDIRECT(&quot;E3&quot;))*([.A356]-INDIRECT(&quot;E3&quot;))" office:value-type="float" office:value="268079.559696" calcext:value-type="float">
            <text:p>268079,5596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5"/>
          <table:table-cell table:formula="of:=([.A357]-INDIRECT(&quot;E3&quot;))*([.A357]-INDIRECT(&quot;E3&quot;))" office:value-type="float" office:value="121636.327696" calcext:value-type="float">
            <text:p>121636,32769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5"/>
          <table:table-cell table:formula="of:=([.A358]-INDIRECT(&quot;E3&quot;))*([.A358]-INDIRECT(&quot;E3&quot;))" office:value-type="float" office:value="91061.511696" calcext:value-type="float">
            <text:p>91061,51169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5"/>
          <table:table-cell table:formula="of:=([.A359]-INDIRECT(&quot;E3&quot;))*([.A359]-INDIRECT(&quot;E3&quot;))" office:value-type="float" office:value="182127.511696" calcext:value-type="float">
            <text:p>182127,5116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5"/>
          <table:table-cell table:formula="of:=([.A360]-INDIRECT(&quot;E3&quot;))*([.A360]-INDIRECT(&quot;E3&quot;))" office:value-type="float" office:value="15070.999696" calcext:value-type="float">
            <text:p>15070,9996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5"/>
          <table:table-cell table:formula="of:=([.A361]-INDIRECT(&quot;E3&quot;))*([.A361]-INDIRECT(&quot;E3&quot;))" office:value-type="float" office:value="20231.079696" calcext:value-type="float">
            <text:p>20231,0796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5"/>
          <table:table-cell table:formula="of:=([.A362]-INDIRECT(&quot;E3&quot;))*([.A362]-INDIRECT(&quot;E3&quot;))" office:value-type="float" office:value="3873.319696" calcext:value-type="float">
            <text:p>3873,31969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5"/>
          <table:table-cell table:formula="of:=([.A363]-INDIRECT(&quot;E3&quot;))*([.A363]-INDIRECT(&quot;E3&quot;))" office:value-type="float" office:value="520943.271696" calcext:value-type="float">
            <text:p>520943,2716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5"/>
          <table:table-cell table:formula="of:=([.A364]-INDIRECT(&quot;E3&quot;))*([.A364]-INDIRECT(&quot;E3&quot;))" office:value-type="float" office:value="34683.847696" calcext:value-type="float">
            <text:p>34683,8476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5"/>
          <table:table-cell table:formula="of:=([.A365]-INDIRECT(&quot;E3&quot;))*([.A365]-INDIRECT(&quot;E3&quot;))" office:value-type="float" office:value="3275.959696" calcext:value-type="float">
            <text:p>3275,9596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5"/>
          <table:table-cell table:formula="of:=([.A366]-INDIRECT(&quot;E3&quot;))*([.A366]-INDIRECT(&quot;E3&quot;))" office:value-type="float" office:value="3749.847696" calcext:value-type="float">
            <text:p>3749,8476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5"/>
          <table:table-cell table:formula="of:=([.A367]-INDIRECT(&quot;E3&quot;))*([.A367]-INDIRECT(&quot;E3&quot;))" office:value-type="float" office:value="5510.983696" calcext:value-type="float">
            <text:p>5510,9836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5"/>
          <table:table-cell table:formula="of:=([.A368]-INDIRECT(&quot;E3&quot;))*([.A368]-INDIRECT(&quot;E3&quot;))" office:value-type="float" office:value="2424.183696" calcext:value-type="float">
            <text:p>2424,1836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5"/>
          <table:table-cell table:formula="of:=([.A369]-INDIRECT(&quot;E3&quot;))*([.A369]-INDIRECT(&quot;E3&quot;))" office:value-type="float" office:value="43362.231696" calcext:value-type="float">
            <text:p>43362,231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370]-INDIRECT(&quot;E3&quot;))*([.A370]-INDIRECT(&quot;E3&quot;))" office:value-type="float" office:value="73027.495696" calcext:value-type="float">
            <text:p>73027,4956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  <table:table-cell table:formula="of:=([.A371]-INDIRECT(&quot;E3&quot;))*([.A371]-INDIRECT(&quot;E3&quot;))" office:value-type="float" office:value="73027.495696" calcext:value-type="float">
            <text:p>73027,4956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5"/>
          <table:table-cell table:formula="of:=([.A372]-INDIRECT(&quot;E3&quot;))*([.A372]-INDIRECT(&quot;E3&quot;))" office:value-type="float" office:value="9557.799696" calcext:value-type="float">
            <text:p>9557,7996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5"/>
          <table:table-cell table:formula="of:=([.A373]-INDIRECT(&quot;E3&quot;))*([.A373]-INDIRECT(&quot;E3&quot;))" office:value-type="float" office:value="13510.807696" calcext:value-type="float">
            <text:p>13510,80769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5"/>
          <table:table-cell table:formula="of:=([.A374]-INDIRECT(&quot;E3&quot;))*([.A374]-INDIRECT(&quot;E3&quot;))" office:value-type="float" office:value="125857.495696" calcext:value-type="float">
            <text:p>125857,4956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5"/>
          <table:table-cell table:formula="of:=([.A375]-INDIRECT(&quot;E3&quot;))*([.A375]-INDIRECT(&quot;E3&quot;))" office:value-type="float" office:value="370.023696" calcext:value-type="float">
            <text:p>370,02369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5"/>
          <table:table-cell table:formula="of:=([.A376]-INDIRECT(&quot;E3&quot;))*([.A376]-INDIRECT(&quot;E3&quot;))" office:value-type="float" office:value="118862.215696" calcext:value-type="float">
            <text:p>118862,2156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5"/>
          <table:table-cell table:formula="of:=([.A377]-INDIRECT(&quot;E3&quot;))*([.A377]-INDIRECT(&quot;E3&quot;))" office:value-type="float" office:value="10047.255696" calcext:value-type="float">
            <text:p>10047,25569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5"/>
          <table:table-cell table:formula="of:=([.A378]-INDIRECT(&quot;E3&quot;))*([.A378]-INDIRECT(&quot;E3&quot;))" office:value-type="float" office:value="92272.567696" calcext:value-type="float">
            <text:p>92272,5676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5"/>
          <table:table-cell table:formula="of:=([.A379]-INDIRECT(&quot;E3&quot;))*([.A379]-INDIRECT(&quot;E3&quot;))" office:value-type="float" office:value="450.967696" calcext:value-type="float">
            <text:p>450,9676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5"/>
          <table:table-cell table:formula="of:=([.A380]-INDIRECT(&quot;E3&quot;))*([.A380]-INDIRECT(&quot;E3&quot;))" office:value-type="float" office:value="33038.151696" calcext:value-type="float">
            <text:p>33038,15169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5"/>
          <table:table-cell table:formula="of:=([.A381]-INDIRECT(&quot;E3&quot;))*([.A381]-INDIRECT(&quot;E3&quot;))" office:value-type="float" office:value="120245.271696" calcext:value-type="float">
            <text:p>120245,2716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5"/>
          <table:table-cell table:formula="of:=([.A382]-INDIRECT(&quot;E3&quot;))*([.A382]-INDIRECT(&quot;E3&quot;))" office:value-type="float" office:value="115.863696" calcext:value-type="float">
            <text:p>115,8636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383]-INDIRECT(&quot;E3&quot;))*([.A383]-INDIRECT(&quot;E3&quot;))" office:value-type="float" office:value="61125.639696" calcext:value-type="float">
            <text:p>61125,6396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5"/>
          <table:table-cell table:formula="of:=([.A384]-INDIRECT(&quot;E3&quot;))*([.A384]-INDIRECT(&quot;E3&quot;))" office:value-type="float" office:value="2834.071696" calcext:value-type="float">
            <text:p>2834,07169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5"/>
          <table:table-cell table:formula="of:=([.A385]-INDIRECT(&quot;E3&quot;))*([.A385]-INDIRECT(&quot;E3&quot;))" office:value-type="float" office:value="351369.159696" calcext:value-type="float">
            <text:p>351369,1596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5"/>
          <table:table-cell table:formula="of:=([.A386]-INDIRECT(&quot;E3&quot;))*([.A386]-INDIRECT(&quot;E3&quot;))" office:value-type="float" office:value="3222.151696" calcext:value-type="float">
            <text:p>3222,1516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5"/>
          <table:table-cell table:formula="of:=([.A387]-INDIRECT(&quot;E3&quot;))*([.A387]-INDIRECT(&quot;E3&quot;))" office:value-type="float" office:value="18288.775696" calcext:value-type="float">
            <text:p>18288,77569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5"/>
          <table:table-cell table:formula="of:=([.A388]-INDIRECT(&quot;E3&quot;))*([.A388]-INDIRECT(&quot;E3&quot;))" office:value-type="float" office:value="459364.039696" calcext:value-type="float">
            <text:p>459364,0396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5"/>
          <table:table-cell table:formula="of:=([.A389]-INDIRECT(&quot;E3&quot;))*([.A389]-INDIRECT(&quot;E3&quot;))" office:value-type="float" office:value="108744.295696" calcext:value-type="float">
            <text:p>108744,2956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5"/>
          <table:table-cell table:formula="of:=([.A390]-INDIRECT(&quot;E3&quot;))*([.A390]-INDIRECT(&quot;E3&quot;))" office:value-type="float" office:value="41304.871696" calcext:value-type="float">
            <text:p>41304,87169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5"/>
          <table:table-cell table:formula="of:=([.A391]-INDIRECT(&quot;E3&quot;))*([.A391]-INDIRECT(&quot;E3&quot;))" office:value-type="float" office:value="55584.663696" calcext:value-type="float">
            <text:p>55584,6636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5"/>
          <table:table-cell table:formula="of:=([.A392]-INDIRECT(&quot;E3&quot;))*([.A392]-INDIRECT(&quot;E3&quot;))" office:value-type="float" office:value="38.8876959999999" calcext:value-type="float">
            <text:p>38,88769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5"/>
          <table:table-cell table:formula="of:=([.A393]-INDIRECT(&quot;E3&quot;))*([.A393]-INDIRECT(&quot;E3&quot;))" office:value-type="float" office:value="447245.287696" calcext:value-type="float">
            <text:p>447245,2876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5"/>
          <table:table-cell table:formula="of:=([.A394]-INDIRECT(&quot;E3&quot;))*([.A394]-INDIRECT(&quot;E3&quot;))" office:value-type="float" office:value="92881.095696" calcext:value-type="float">
            <text:p>92881,0956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5"/>
          <table:table-cell table:formula="of:=([.A395]-INDIRECT(&quot;E3&quot;))*([.A395]-INDIRECT(&quot;E3&quot;))" office:value-type="float" office:value="13744.279696" calcext:value-type="float">
            <text:p>13744,2796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5"/>
          <table:table-cell table:formula="of:=([.A396]-INDIRECT(&quot;E3&quot;))*([.A396]-INDIRECT(&quot;E3&quot;))" office:value-type="float" office:value="48945.367696" calcext:value-type="float">
            <text:p>48945,3676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5"/>
          <table:table-cell table:formula="of:=([.A397]-INDIRECT(&quot;E3&quot;))*([.A397]-INDIRECT(&quot;E3&quot;))" office:value-type="float" office:value="663.783696000001" calcext:value-type="float">
            <text:p>663,7836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5"/>
          <table:table-cell table:formula="of:=([.A398]-INDIRECT(&quot;E3&quot;))*([.A398]-INDIRECT(&quot;E3&quot;))" office:value-type="float" office:value="21834.199696" calcext:value-type="float">
            <text:p>21834,19969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5"/>
          <table:table-cell table:formula="of:=([.A399]-INDIRECT(&quot;E3&quot;))*([.A399]-INDIRECT(&quot;E3&quot;))" office:value-type="float" office:value="77152.839696" calcext:value-type="float">
            <text:p>77152,8396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5"/>
          <table:table-cell table:formula="of:=([.A400]-INDIRECT(&quot;E3&quot;))*([.A400]-INDIRECT(&quot;E3&quot;))" office:value-type="float" office:value="126.247696" calcext:value-type="float">
            <text:p>126,24769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5"/>
          <table:table-cell table:formula="of:=([.A401]-INDIRECT(&quot;E3&quot;))*([.A401]-INDIRECT(&quot;E3&quot;))" office:value-type="float" office:value="14583.943696" calcext:value-type="float">
            <text:p>14583,9436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5"/>
          <table:table-cell table:formula="of:=([.A402]-INDIRECT(&quot;E3&quot;))*([.A402]-INDIRECT(&quot;E3&quot;))" office:value-type="float" office:value="390.615696" calcext:value-type="float">
            <text:p>390,6156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  <table:table-cell table:formula="of:=([.A403]-INDIRECT(&quot;E3&quot;))*([.A403]-INDIRECT(&quot;E3&quot;))" office:value-type="float" office:value="55807.447696" calcext:value-type="float">
            <text:p>55807,44769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5"/>
          <table:table-cell table:formula="of:=([.A404]-INDIRECT(&quot;E3&quot;))*([.A404]-INDIRECT(&quot;E3&quot;))" office:value-type="float" office:value="419598.199696" calcext:value-type="float">
            <text:p>419598,19969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5"/>
          <table:table-cell table:formula="of:=([.A405]-INDIRECT(&quot;E3&quot;))*([.A405]-INDIRECT(&quot;E3&quot;))" office:value-type="float" office:value="228258.439696" calcext:value-type="float">
            <text:p>228258,439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406]-INDIRECT(&quot;E3&quot;))*([.A406]-INDIRECT(&quot;E3&quot;))" office:value-type="float" office:value="59651.223696" calcext:value-type="float">
            <text:p>59651,2236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  <table:table-cell table:formula="of:=([.A407]-INDIRECT(&quot;E3&quot;))*([.A407]-INDIRECT(&quot;E3&quot;))" office:value-type="float" office:value="59651.223696" calcext:value-type="float">
            <text:p>59651,22369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5"/>
          <table:table-cell table:formula="of:=([.A408]-INDIRECT(&quot;E3&quot;))*([.A408]-INDIRECT(&quot;E3&quot;))" office:value-type="float" office:value="13401.303696" calcext:value-type="float">
            <text:p>13401,30369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5"/>
          <table:table-cell table:formula="of:=([.A409]-INDIRECT(&quot;E3&quot;))*([.A409]-INDIRECT(&quot;E3&quot;))" office:value-type="float" office:value="10560.439696" calcext:value-type="float">
            <text:p>10560,4396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5"/>
          <table:table-cell table:formula="of:=([.A410]-INDIRECT(&quot;E3&quot;))*([.A410]-INDIRECT(&quot;E3&quot;))" office:value-type="float" office:value="16838.695696" calcext:value-type="float">
            <text:p>16838,695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1]-INDIRECT(&quot;E3&quot;))*([.A411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2]-INDIRECT(&quot;E3&quot;))*([.A412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3]-INDIRECT(&quot;E3&quot;))*([.A413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4]-INDIRECT(&quot;E3&quot;))*([.A414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5]-INDIRECT(&quot;E3&quot;))*([.A415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  <table:table-cell table:formula="of:=([.A416]-INDIRECT(&quot;E3&quot;))*([.A416]-INDIRECT(&quot;E3&quot;))" office:value-type="float" office:value="92559.543696" calcext:value-type="float">
            <text:p>92559,54369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5"/>
          <table:table-cell table:formula="of:=([.A417]-INDIRECT(&quot;E3&quot;))*([.A417]-INDIRECT(&quot;E3&quot;))" office:value-type="float" office:value="67997.863696" calcext:value-type="float">
            <text:p>67997,8636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5"/>
          <table:table-cell table:formula="of:=([.A418]-INDIRECT(&quot;E3&quot;))*([.A418]-INDIRECT(&quot;E3&quot;))" office:value-type="float" office:value="6928.231696" calcext:value-type="float">
            <text:p>6928,2316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5"/>
          <table:table-cell table:formula="of:=([.A419]-INDIRECT(&quot;E3&quot;))*([.A419]-INDIRECT(&quot;E3&quot;))" office:value-type="float" office:value="18833.719696" calcext:value-type="float">
            <text:p>18833,71969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5"/>
          <table:table-cell table:formula="of:=([.A420]-INDIRECT(&quot;E3&quot;))*([.A420]-INDIRECT(&quot;E3&quot;))" office:value-type="float" office:value="3814.791696" calcext:value-type="float">
            <text:p>3814,7916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5"/>
          <table:table-cell table:formula="of:=([.A421]-INDIRECT(&quot;E3&quot;))*([.A421]-INDIRECT(&quot;E3&quot;))" office:value-type="float" office:value="8142.535696" calcext:value-type="float">
            <text:p>8142,5356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422]-INDIRECT(&quot;E3&quot;))*([.A422]-INDIRECT(&quot;E3&quot;))" office:value-type="float" office:value="61125.639696" calcext:value-type="float">
            <text:p>61125,6396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  <table:table-cell table:formula="of:=([.A423]-INDIRECT(&quot;E3&quot;))*([.A423]-INDIRECT(&quot;E3&quot;))" office:value-type="float" office:value="61125.639696" calcext:value-type="float">
            <text:p>61125,639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  <table:table-cell table:formula="of:=([.A424]-INDIRECT(&quot;E3&quot;))*([.A424]-INDIRECT(&quot;E3&quot;))" office:value-type="float" office:value="80222.631696" calcext:value-type="float">
            <text:p>80222,631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  <table:table-cell table:formula="of:=([.A425]-INDIRECT(&quot;E3&quot;))*([.A425]-INDIRECT(&quot;E3&quot;))" office:value-type="float" office:value="80222.631696" calcext:value-type="float">
            <text:p>80222,6316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5"/>
          <table:table-cell table:formula="of:=([.A426]-INDIRECT(&quot;E3&quot;))*([.A426]-INDIRECT(&quot;E3&quot;))" office:value-type="float" office:value="24574.951696" calcext:value-type="float">
            <text:p>24574,95169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5"/>
          <table:table-cell table:formula="of:=([.A427]-INDIRECT(&quot;E3&quot;))*([.A427]-INDIRECT(&quot;E3&quot;))" office:value-type="float" office:value="69571.447696" calcext:value-type="float">
            <text:p>69571,4476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5"/>
          <table:table-cell table:formula="of:=([.A428]-INDIRECT(&quot;E3&quot;))*([.A428]-INDIRECT(&quot;E3&quot;))" office:value-type="float" office:value="74400.199696" calcext:value-type="float">
            <text:p>74400,1996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5"/>
          <table:table-cell table:formula="of:=([.A429]-INDIRECT(&quot;E3&quot;))*([.A429]-INDIRECT(&quot;E3&quot;))" office:value-type="float" office:value="6437.815696" calcext:value-type="float">
            <text:p>6437,8156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5"/>
          <table:table-cell table:formula="of:=([.A430]-INDIRECT(&quot;E3&quot;))*([.A430]-INDIRECT(&quot;E3&quot;))" office:value-type="float" office:value="8238.103696" calcext:value-type="float">
            <text:p>8238,1036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5"/>
          <table:table-cell table:formula="of:=([.A431]-INDIRECT(&quot;E3&quot;))*([.A431]-INDIRECT(&quot;E3&quot;))" office:value-type="float" office:value="4656.151696" calcext:value-type="float">
            <text:p>4656,1516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5"/>
          <table:table-cell table:formula="of:=([.A432]-INDIRECT(&quot;E3&quot;))*([.A432]-INDIRECT(&quot;E3&quot;))" office:value-type="float" office:value="1386.519696" calcext:value-type="float">
            <text:p>1386,5196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5"/>
          <table:table-cell table:formula="of:=([.A433]-INDIRECT(&quot;E3&quot;))*([.A433]-INDIRECT(&quot;E3&quot;))" office:value-type="float" office:value="169549.591696" calcext:value-type="float">
            <text:p>169549,5916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  <table:table-cell table:formula="of:=([.A434]-INDIRECT(&quot;E3&quot;))*([.A434]-INDIRECT(&quot;E3&quot;))" office:value-type="float" office:value="55807.447696" calcext:value-type="float">
            <text:p>55807,4476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5"/>
          <table:table-cell table:formula="of:=([.A435]-INDIRECT(&quot;E3&quot;))*([.A435]-INDIRECT(&quot;E3&quot;))" office:value-type="float" office:value="115.863696" calcext:value-type="float">
            <text:p>115,8636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5"/>
          <table:table-cell table:formula="of:=([.A436]-INDIRECT(&quot;E3&quot;))*([.A436]-INDIRECT(&quot;E3&quot;))" office:value-type="float" office:value="22.6956960000001" calcext:value-type="float">
            <text:p>22,6956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5"/>
          <table:table-cell table:formula="of:=([.A437]-INDIRECT(&quot;E3&quot;))*([.A437]-INDIRECT(&quot;E3&quot;))" office:value-type="float" office:value="217.975696" calcext:value-type="float">
            <text:p>217,9756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5"/>
          <table:table-cell table:formula="of:=([.A438]-INDIRECT(&quot;E3&quot;))*([.A438]-INDIRECT(&quot;E3&quot;))" office:value-type="float" office:value="47626.951696" calcext:value-type="float">
            <text:p>47626,9516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5"/>
          <table:table-cell table:formula="of:=([.A439]-INDIRECT(&quot;E3&quot;))*([.A439]-INDIRECT(&quot;E3&quot;))" office:value-type="float" office:value="25038.631696" calcext:value-type="float">
            <text:p>25038,6316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5"/>
          <table:table-cell table:formula="of:=([.A440]-INDIRECT(&quot;E3&quot;))*([.A440]-INDIRECT(&quot;E3&quot;))" office:value-type="float" office:value="1140.007696" calcext:value-type="float">
            <text:p>1140,0076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5"/>
          <table:table-cell table:formula="of:=([.A441]-INDIRECT(&quot;E3&quot;))*([.A441]-INDIRECT(&quot;E3&quot;))" office:value-type="float" office:value="2046.295696" calcext:value-type="float">
            <text:p>2046,29569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5"/>
          <table:table-cell table:formula="of:=([.A442]-INDIRECT(&quot;E3&quot;))*([.A442]-INDIRECT(&quot;E3&quot;))" office:value-type="float" office:value="373032.663696" calcext:value-type="float">
            <text:p>373032,66369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5"/>
          <table:table-cell table:formula="of:=([.A443]-INDIRECT(&quot;E3&quot;))*([.A443]-INDIRECT(&quot;E3&quot;))" office:value-type="float" office:value="300045.399696" calcext:value-type="float">
            <text:p>300045,39969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5"/>
          <table:table-cell table:formula="of:=([.A444]-INDIRECT(&quot;E3&quot;))*([.A444]-INDIRECT(&quot;E3&quot;))" office:value-type="float" office:value="40708.711696" calcext:value-type="float">
            <text:p>40708,7116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5"/>
          <table:table-cell table:formula="of:=([.A445]-INDIRECT(&quot;E3&quot;))*([.A445]-INDIRECT(&quot;E3&quot;))" office:value-type="float" office:value="25038.631696" calcext:value-type="float">
            <text:p>25038,6316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5"/>
          <table:table-cell table:formula="of:=([.A446]-INDIRECT(&quot;E3&quot;))*([.A446]-INDIRECT(&quot;E3&quot;))" office:value-type="float" office:value="36571.207696" calcext:value-type="float">
            <text:p>36571,2076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5"/>
          <table:table-cell table:formula="of:=([.A447]-INDIRECT(&quot;E3&quot;))*([.A447]-INDIRECT(&quot;E3&quot;))" office:value-type="float" office:value="13979.751696" calcext:value-type="float">
            <text:p>13979,751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  <table:table-cell table:formula="of:=([.A448]-INDIRECT(&quot;E3&quot;))*([.A448]-INDIRECT(&quot;E3&quot;))" office:value-type="float" office:value="91952.071696" calcext:value-type="float">
            <text:p>91952,071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  <table:table-cell table:formula="of:=([.A449]-INDIRECT(&quot;E3&quot;))*([.A449]-INDIRECT(&quot;E3&quot;))" office:value-type="float" office:value="91952.071696" calcext:value-type="float">
            <text:p>91952,071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  <table:table-cell table:formula="of:=([.A450]-INDIRECT(&quot;E3&quot;))*([.A450]-INDIRECT(&quot;E3&quot;))" office:value-type="float" office:value="91952.071696" calcext:value-type="float">
            <text:p>91952,0716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5"/>
          <table:table-cell table:formula="of:=([.A451]-INDIRECT(&quot;E3&quot;))*([.A451]-INDIRECT(&quot;E3&quot;))" office:value-type="float" office:value="3336.679696" calcext:value-type="float">
            <text:p>3336,67969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5"/>
          <table:table-cell table:formula="of:=([.A452]-INDIRECT(&quot;E3&quot;))*([.A452]-INDIRECT(&quot;E3&quot;))" office:value-type="float" office:value="2523.655696" calcext:value-type="float">
            <text:p>2523,6556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453]-INDIRECT(&quot;E3&quot;))*([.A453]-INDIRECT(&quot;E3&quot;))" office:value-type="float" office:value="1869.351696" calcext:value-type="float">
            <text:p>1869,3516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5"/>
          <table:table-cell table:formula="of:=([.A454]-INDIRECT(&quot;E3&quot;))*([.A454]-INDIRECT(&quot;E3&quot;))" office:value-type="float" office:value="12151.975696" calcext:value-type="float">
            <text:p>12151,9756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5"/>
          <table:table-cell table:formula="of:=([.A455]-INDIRECT(&quot;E3&quot;))*([.A455]-INDIRECT(&quot;E3&quot;))" office:value-type="float" office:value="37727.623696" calcext:value-type="float">
            <text:p>37727,6236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5"/>
          <table:table-cell table:formula="of:=([.A456]-INDIRECT(&quot;E3&quot;))*([.A456]-INDIRECT(&quot;E3&quot;))" office:value-type="float" office:value="11074.615696" calcext:value-type="float">
            <text:p>11074,61569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5"/>
          <table:table-cell table:formula="of:=([.A457]-INDIRECT(&quot;E3&quot;))*([.A457]-INDIRECT(&quot;E3&quot;))" office:value-type="float" office:value="2094.343696" calcext:value-type="float">
            <text:p>2094,3436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5"/>
          <table:table-cell table:formula="of:=([.A458]-INDIRECT(&quot;E3&quot;))*([.A458]-INDIRECT(&quot;E3&quot;))" office:value-type="float" office:value="2377.927696" calcext:value-type="float">
            <text:p>2377,9276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5"/>
          <table:table-cell table:formula="of:=([.A459]-INDIRECT(&quot;E3&quot;))*([.A459]-INDIRECT(&quot;E3&quot;))" office:value-type="float" office:value="45044.119696" calcext:value-type="float">
            <text:p>45044,119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0]-INDIRECT(&quot;E3&quot;))*([.A460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1]-INDIRECT(&quot;E3&quot;))*([.A461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2]-INDIRECT(&quot;E3&quot;))*([.A462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3]-INDIRECT(&quot;E3&quot;))*([.A463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4]-INDIRECT(&quot;E3&quot;))*([.A464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5]-INDIRECT(&quot;E3&quot;))*([.A465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6]-INDIRECT(&quot;E3&quot;))*([.A466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7]-INDIRECT(&quot;E3&quot;))*([.A467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8]-INDIRECT(&quot;E3&quot;))*([.A468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69]-INDIRECT(&quot;E3&quot;))*([.A469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70]-INDIRECT(&quot;E3&quot;))*([.A470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71]-INDIRECT(&quot;E3&quot;))*([.A471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72]-INDIRECT(&quot;E3&quot;))*([.A472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73]-INDIRECT(&quot;E3&quot;))*([.A473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table:formula="of:=([.A474]-INDIRECT(&quot;E3&quot;))*([.A474]-INDIRECT(&quot;E3&quot;))" office:value-type="float" office:value="101274.151696" calcext:value-type="float">
            <text:p>101274,1516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5"/>
          <table:table-cell table:formula="of:=([.A475]-INDIRECT(&quot;E3&quot;))*([.A475]-INDIRECT(&quot;E3&quot;))" office:value-type="float" office:value="232.135696" calcext:value-type="float">
            <text:p>232,13569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5"/>
          <table:table-cell table:formula="of:=([.A476]-INDIRECT(&quot;E3&quot;))*([.A476]-INDIRECT(&quot;E3&quot;))" office:value-type="float" office:value="16838.695696" calcext:value-type="float">
            <text:p>16838,69569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5"/>
          <table:table-cell table:formula="of:=([.A477]-INDIRECT(&quot;E3&quot;))*([.A477]-INDIRECT(&quot;E3&quot;))" office:value-type="float" office:value="609592.423696" calcext:value-type="float">
            <text:p>609592,42369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5"/>
          <table:table-cell table:formula="of:=([.A478]-INDIRECT(&quot;E3&quot;))*([.A478]-INDIRECT(&quot;E3&quot;))" office:value-type="float" office:value="45268.519696" calcext:value-type="float">
            <text:p>45268,5196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5"/>
          <table:table-cell table:formula="of:=([.A479]-INDIRECT(&quot;E3&quot;))*([.A479]-INDIRECT(&quot;E3&quot;))" office:value-type="float" office:value="1869.351696" calcext:value-type="float">
            <text:p>1869,3516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  <table:table-cell table:formula="of:=([.A480]-INDIRECT(&quot;E3&quot;))*([.A480]-INDIRECT(&quot;E3&quot;))" office:value-type="float" office:value="51636.199696" calcext:value-type="float">
            <text:p>51636,1996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  <table:table-cell table:formula="of:=([.A481]-INDIRECT(&quot;E3&quot;))*([.A481]-INDIRECT(&quot;E3&quot;))" office:value-type="float" office:value="51636.199696" calcext:value-type="float">
            <text:p>51636,19969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5"/>
          <table:table-cell table:formula="of:=([.A482]-INDIRECT(&quot;E3&quot;))*([.A482]-INDIRECT(&quot;E3&quot;))" office:value-type="float" office:value="40306.183696" calcext:value-type="float">
            <text:p>40306,18369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5"/>
          <table:table-cell table:formula="of:=([.A483]-INDIRECT(&quot;E3&quot;))*([.A483]-INDIRECT(&quot;E3&quot;))" office:value-type="float" office:value="34508.263696" calcext:value-type="float">
            <text:p>34508,2636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5"/>
          <table:table-cell table:formula="of:=([.A484]-INDIRECT(&quot;E3&quot;))*([.A484]-INDIRECT(&quot;E3&quot;))" office:value-type="float" office:value="494.439696" calcext:value-type="float">
            <text:p>494,4396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5"/>
          <table:table-cell table:formula="of:=([.A485]-INDIRECT(&quot;E3&quot;))*([.A485]-INDIRECT(&quot;E3&quot;))" office:value-type="float" office:value="539.911696" calcext:value-type="float">
            <text:p>539,91169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5"/>
          <table:table-cell table:formula="of:=([.A486]-INDIRECT(&quot;E3&quot;))*([.A486]-INDIRECT(&quot;E3&quot;))" office:value-type="float" office:value="22729.783696" calcext:value-type="float">
            <text:p>22729,78369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5"/>
          <table:table-cell table:formula="of:=([.A487]-INDIRECT(&quot;E3&quot;))*([.A487]-INDIRECT(&quot;E3&quot;))" office:value-type="float" office:value="813178.311696" calcext:value-type="float">
            <text:p>813178,31169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5"/>
          <table:table-cell table:formula="of:=([.A488]-INDIRECT(&quot;E3&quot;))*([.A488]-INDIRECT(&quot;E3&quot;))" office:value-type="float" office:value="40306.183696" calcext:value-type="float">
            <text:p>40306,183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489]-INDIRECT(&quot;E3&quot;))*([.A489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490]-INDIRECT(&quot;E3&quot;))*([.A490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491]-INDIRECT(&quot;E3&quot;))*([.A491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  <table:table-cell table:formula="of:=([.A492]-INDIRECT(&quot;E3&quot;))*([.A492]-INDIRECT(&quot;E3&quot;))" office:value-type="float" office:value="82504.519696" calcext:value-type="float">
            <text:p>82504,51969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5"/>
          <table:table-cell table:formula="of:=([.A493]-INDIRECT(&quot;E3&quot;))*([.A493]-INDIRECT(&quot;E3&quot;))" office:value-type="float" office:value="210464.407696" calcext:value-type="float">
            <text:p>210464,40769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5"/>
          <table:table-cell table:formula="of:=([.A494]-INDIRECT(&quot;E3&quot;))*([.A494]-INDIRECT(&quot;E3&quot;))" office:value-type="float" office:value="2523.655696" calcext:value-type="float">
            <text:p>2523,6556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5"/>
          <table:table-cell table:formula="of:=([.A495]-INDIRECT(&quot;E3&quot;))*([.A495]-INDIRECT(&quot;E3&quot;))" office:value-type="float" office:value="33942.903696" calcext:value-type="float">
            <text:p>33942,903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  <table:table-cell table:formula="of:=([.A496]-INDIRECT(&quot;E3&quot;))*([.A496]-INDIRECT(&quot;E3&quot;))" office:value-type="float" office:value="57713.335696" calcext:value-type="float">
            <text:p>57713,3356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  <table:table-cell table:formula="of:=([.A497]-INDIRECT(&quot;E3&quot;))*([.A497]-INDIRECT(&quot;E3&quot;))" office:value-type="float" office:value="57713.335696" calcext:value-type="float">
            <text:p>57713,33569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5"/>
          <table:table-cell table:formula="of:=([.A498]-INDIRECT(&quot;E3&quot;))*([.A498]-INDIRECT(&quot;E3&quot;))" office:value-type="float" office:value="110067.351696" calcext:value-type="float">
            <text:p>110067,35169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5"/>
          <table:table-cell table:formula="of:=([.A499]-INDIRECT(&quot;E3&quot;))*([.A499]-INDIRECT(&quot;E3&quot;))" office:value-type="float" office:value="80522.007696" calcext:value-type="float">
            <text:p>80522,00769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5"/>
          <table:table-cell table:formula="of:=([.A500]-INDIRECT(&quot;E3&quot;))*([.A500]-INDIRECT(&quot;E3&quot;))" office:value-type="float" office:value="27147.175696" calcext:value-type="float">
            <text:p>27147,17569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22:51:08.43742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36:47.487524984</meta:creation-date>
    <dc:date>2016-03-02T22:52:50.683589495</dc:date>
    <meta:editing-duration>PT27M17S</meta:editing-duration>
    <meta:editing-cycles>5</meta:editing-cycles>
    <meta:generator>LibreOffice/4.2.8.2$Linux_X86_64 LibreOffice_project/420m0$Build-2</meta:generator>
    <meta:document-statistic meta:table-count="1" meta:cell-count="1007" meta:object-count="0"/>
  </office:meta>
</office:document-meta>
</file>